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225200001436E44EE691D1AC6A06.png" manifest:media-type="image/png"/>
  <manifest:file-entry manifest:full-path="Pictures/10000201000009C9000008A874B2B9CDF321CFB7.png" manifest:media-type="image/png"/>
  <manifest:file-entry manifest:full-path="Pictures/10000201000022120000048A43E222D67EABB29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NexaLight" svg:font-family="NexaLight" style:font-family-generic="swiss"/>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Nexa Bold1" svg:font-family="'Nexa Bold'" style:font-pitch="variable"/>
    <style:font-face style:name="Nexa Bold" svg:font-family="'Nexa Bold'" style:font-adornments="Normal" style:font-pitch="variable"/>
    <style:font-face style:name="Nexa Light" svg:font-family="'Nexa Light'" style:font-pitch="variable"/>
    <style:font-face style:name="Nexa Light1" svg:font-family="'Nexa Light'" style:font-adornments="Normal" style:font-pitch="variable"/>
    <style:font-face style:name="Calibri1" svg:font-family="Calibri" style:font-family-generic="modern" style:font-pitch="variable"/>
    <style:font-face style:name="Liberation Mono1" svg:font-family="'Liberation Mono'" style:font-family-generic="moder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Arabic" svg:font-family="'Droid Sans Arabic'" style:font-family-generic="system" style:font-pitch="variable"/>
    <style:font-face style:name="Nimbus Sans" svg:font-family="'Nimbus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5.309cm" style:rel-column-width="20469*"/>
    </style:style>
    <style:style style:name="Table1.B" style:family="table-column">
      <style:table-column-properties style:column-width="2.552cm" style:rel-column-width="9841*"/>
    </style:style>
    <style:style style:name="Table1.C" style:family="table-column">
      <style:table-column-properties style:column-width="9.137cm" style:rel-column-width="35225*"/>
    </style:style>
    <style:style style:name="Table1.1" style:family="table-row">
      <style:table-row-properties fo:background-color="#729fcf">
        <style:background-image/>
      </style:table-row-propertie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C1" style:family="table-cell">
      <style:table-cell-properties fo:background-color="transparent"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s" fo:country="ES"/>
    </style:style>
    <style:style style:name="P2" style:family="paragraph" style:parent-style-name="Text_20_body">
      <style:text-properties officeooo:paragraph-rsid="002d749b"/>
    </style:style>
    <style:style style:name="P3" style:family="paragraph" style:parent-style-name="Text_20_body">
      <style:text-properties officeooo:paragraph-rsid="00335e9c"/>
    </style:style>
    <style:style style:name="P4" style:family="paragraph" style:parent-style-name="Text_20_body">
      <style:text-properties officeooo:paragraph-rsid="003480ed"/>
    </style:style>
    <style:style style:name="P5" style:family="paragraph" style:parent-style-name="Text_20_body">
      <style:text-properties officeooo:paragraph-rsid="00364f11"/>
    </style:style>
    <style:style style:name="P6" style:family="paragraph" style:parent-style-name="Text_20_body">
      <style:text-properties fo:language="es" fo:country="ES"/>
    </style:style>
    <style:style style:name="P7" style:family="paragraph" style:parent-style-name="Text_20_body">
      <style:text-properties fo:language="es" fo:country="ES" officeooo:paragraph-rsid="0040d8c5"/>
    </style:style>
    <style:style style:name="P8" style:family="paragraph" style:parent-style-name="Text_20_body">
      <style:text-properties fo:language="es" fo:country="ES" officeooo:paragraph-rsid="002055b3"/>
    </style:style>
    <style:style style:name="P9" style:family="paragraph" style:parent-style-name="Text_20_body">
      <style:text-properties fo:language="es" fo:country="ES" officeooo:rsid="00234120" officeooo:paragraph-rsid="00234120"/>
    </style:style>
    <style:style style:name="P10" style:family="paragraph" style:parent-style-name="Text_20_body">
      <style:text-properties fo:language="es" fo:country="ES" officeooo:rsid="0023ba3a" officeooo:paragraph-rsid="0023ba3a"/>
    </style:style>
    <style:style style:name="P11" style:family="paragraph" style:parent-style-name="Text_20_body">
      <style:text-properties fo:language="es" fo:country="ES" officeooo:paragraph-rsid="0026e727"/>
    </style:style>
    <style:style style:name="P12" style:family="paragraph" style:parent-style-name="Text_20_body">
      <style:text-properties fo:language="es" fo:country="ES" officeooo:rsid="0027a6f6" officeooo:paragraph-rsid="002d749b"/>
    </style:style>
    <style:style style:name="P13" style:family="paragraph" style:parent-style-name="Text_20_body">
      <style:text-properties fo:language="es" fo:country="ES" officeooo:paragraph-rsid="002e9269"/>
    </style:style>
    <style:style style:name="P14" style:family="paragraph" style:parent-style-name="Text_20_body">
      <style:text-properties fo:language="es" fo:country="ES" officeooo:rsid="003480ed" officeooo:paragraph-rsid="003480ed"/>
    </style:style>
    <style:style style:name="P15" style:family="paragraph" style:parent-style-name="Text_20_body">
      <style:text-properties fo:language="es" fo:country="ES" officeooo:paragraph-rsid="00335e9c"/>
    </style:style>
    <style:style style:name="P16" style:family="paragraph" style:parent-style-name="Text_20_body">
      <style:text-properties fo:language="es" fo:country="ES" officeooo:rsid="00364f11" officeooo:paragraph-rsid="00364f11"/>
    </style:style>
    <style:style style:name="P17" style:family="paragraph" style:parent-style-name="Consola">
      <style:text-properties style:font-name="Nexa Light" fo:language="es" fo:country="ES"/>
    </style:style>
    <style:style style:name="P18" style:family="paragraph" style:parent-style-name="Table_20_Contents">
      <style:paragraph-properties fo:text-align="justify" style:justify-single-word="false"/>
      <style:text-properties style:font-name="Nexa Light" fo:font-size="10pt" fo:language="es" fo:country="ES" officeooo:rsid="003ea4ae" officeooo:paragraph-rsid="003ea4ae" style:font-name-asian="Times New Roman" style:font-size-asian="10pt" style:font-size-complex="10pt"/>
    </style:style>
    <style:style style:name="P19" style:family="paragraph" style:parent-style-name="Table_20_Contents">
      <style:paragraph-properties fo:text-align="justify" style:justify-single-word="false"/>
      <style:text-properties style:font-name="Nexa Light" fo:font-size="10pt" fo:language="es" fo:country="ES" style:font-name-asian="Times New Roman" style:font-size-asian="10pt" style:font-size-complex="10pt"/>
    </style:style>
    <style:style style:name="P20" style:family="paragraph" style:parent-style-name="Normal">
      <style:text-properties fo:language="es" fo:country="ES" officeooo:rsid="003b4aeb" officeooo:paragraph-rsid="003b4aeb"/>
    </style:style>
    <style:style style:name="P21" style:family="paragraph" style:parent-style-name="Normal">
      <style:text-properties fo:language="es" fo:country="ES" officeooo:rsid="003fd26f" officeooo:paragraph-rsid="003fd26f"/>
    </style:style>
    <style:style style:name="P22" style:family="paragraph" style:parent-style-name="Normal">
      <style:text-properties fo:language="es" fo:country="ES" officeooo:rsid="0038f349" officeooo:paragraph-rsid="0038f349"/>
    </style:style>
    <style:style style:name="P23" style:family="paragraph" style:parent-style-name="Normal">
      <style:text-properties fo:language="es" fo:country="ES" officeooo:paragraph-rsid="0038f349"/>
    </style:style>
    <style:style style:name="P24" style:family="paragraph" style:parent-style-name="Normal">
      <style:text-properties fo:language="es" fo:country="ES" officeooo:rsid="00159ada" officeooo:paragraph-rsid="00159ada" fo:background-color="transparent"/>
    </style:style>
    <style:style style:name="P25" style:family="paragraph" style:parent-style-name="Normal">
      <style:text-properties fo:language="es" fo:country="ES" officeooo:paragraph-rsid="001cf604"/>
    </style:style>
    <style:style style:name="P26" style:family="paragraph" style:parent-style-name="Title">
      <style:text-properties fo:color="#7bafd4" loext:opacity="100%" fo:font-size="16pt" fo:language="es" fo:country="ES" officeooo:rsid="00068b13" officeooo:paragraph-rsid="00068b13" style:font-size-asian="16pt" style:font-size-complex="16pt"/>
    </style:style>
    <style:style style:name="P27" style:family="paragraph" style:parent-style-name="Title">
      <style:text-properties fo:language="es" fo:country="ES"/>
    </style:style>
    <style:style style:name="P28" style:family="paragraph" style:parent-style-name="Title" style:master-page-name="Portada">
      <style:paragraph-properties style:page-number="auto" fo:break-before="page" text:number-lines="false" text:line-number="0"/>
      <style:text-properties fo:color="#7bafd4" loext:opacity="100%" fo:font-size="16pt" fo:language="es" fo:country="ES" officeooo:rsid="00068b13" officeooo:paragraph-rsid="00068b13" style:font-size-asian="16pt" style:font-size-complex="16pt"/>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Footer">
      <style:paragraph-properties fo:text-align="end" style:justify-single-word="false"/>
    </style:style>
    <style:style style:name="P35" style:family="paragraph" style:parent-style-name="Header">
      <style:text-properties fo:language="es" fo:country="ES"/>
    </style:style>
    <style:style style:name="P36" style:family="paragraph" style:parent-style-name="Heading_20_1">
      <style:text-properties fo:language="es" fo:country="ES"/>
    </style:style>
    <style:style style:name="P37" style:family="paragraph" style:parent-style-name="Heading_20_1">
      <style:paragraph-properties fo:break-before="page"/>
      <style:text-properties fo:language="es" fo:country="ES"/>
    </style:style>
    <style:style style:name="P38" style:family="paragraph" style:parent-style-name="Heading_20_1">
      <style:paragraph-properties fo:break-before="page"/>
      <style:text-properties fo:language="es" fo:country="ES" officeooo:rsid="001cf604" officeooo:paragraph-rsid="001cf604"/>
    </style:style>
    <style:style style:name="P39" style:family="paragraph" style:parent-style-name="Heading_20_1">
      <style:paragraph-properties fo:break-before="page"/>
      <style:text-properties fo:language="es" fo:country="ES" officeooo:rsid="0038b0f4" officeooo:paragraph-rsid="0038b0f4"/>
    </style:style>
    <style:style style:name="P40" style:family="paragraph" style:parent-style-name="Heading_20_2">
      <style:text-properties fo:language="es" fo:country="ES" officeooo:rsid="000cc5bb" officeooo:paragraph-rsid="0013f3f7"/>
    </style:style>
    <style:style style:name="P41" style:family="paragraph" style:parent-style-name="Heading_20_2">
      <style:text-properties fo:language="es" fo:country="ES" officeooo:rsid="0038f349" officeooo:paragraph-rsid="0038f349"/>
    </style:style>
    <style:style style:name="P42" style:family="paragraph" style:parent-style-name="Heading_20_2">
      <style:text-properties fo:language="es" fo:country="ES" officeooo:rsid="0013f3f7" officeooo:paragraph-rsid="0013f3f7"/>
    </style:style>
    <style:style style:name="P43" style:family="paragraph" style:parent-style-name="Heading_20_2">
      <style:paragraph-properties>
        <style:tab-stops/>
      </style:paragraph-properties>
      <style:text-properties fo:language="es" fo:country="ES" officeooo:rsid="00216d6b" officeooo:paragraph-rsid="00216d6b"/>
    </style:style>
    <style:style style:name="P44" style:family="paragraph" style:parent-style-name="Heading_20_2">
      <style:text-properties fo:language="es" fo:country="ES" officeooo:rsid="002599dd" officeooo:paragraph-rsid="002599dd"/>
    </style:style>
    <style:style style:name="P45" style:family="paragraph" style:parent-style-name="Heading_20_3">
      <style:text-properties fo:font-size="12pt" fo:language="es" fo:country="ES" officeooo:paragraph-rsid="0013f3f7" style:font-size-asian="12pt" style:font-size-complex="12pt"/>
    </style:style>
    <style:style style:name="P46" style:family="paragraph" style:parent-style-name="Heading_20_3">
      <style:text-properties fo:language="es" fo:country="ES" officeooo:paragraph-rsid="0013f3f7"/>
    </style:style>
    <style:style style:name="P47" style:family="paragraph" style:parent-style-name="Heading_20_3">
      <style:text-properties fo:language="es" fo:country="ES" officeooo:rsid="0013f3f7" officeooo:paragraph-rsid="0013f3f7" fo:background-color="transparent"/>
    </style:style>
    <style:style style:name="P48" style:family="paragraph" style:parent-style-name="Heading_20_3">
      <style:text-properties fo:language="es" fo:country="ES" officeooo:paragraph-rsid="00224ef9"/>
    </style:style>
    <style:style style:name="P49" style:family="paragraph" style:parent-style-name="Heading_20_3">
      <style:text-properties fo:language="es" fo:country="ES" officeooo:rsid="00234120" officeooo:paragraph-rsid="00234120"/>
    </style:style>
    <style:style style:name="P50" style:family="paragraph" style:parent-style-name="Heading_20_3">
      <style:text-properties fo:language="es" fo:country="ES" officeooo:rsid="0023ba3a" officeooo:paragraph-rsid="0023ba3a"/>
    </style:style>
    <style:style style:name="P51" style:family="paragraph" style:parent-style-name="Heading_20_3">
      <style:text-properties fo:language="es" fo:country="ES" officeooo:rsid="002d749b" officeooo:paragraph-rsid="002d749b"/>
    </style:style>
    <style:style style:name="P52" style:family="paragraph" style:parent-style-name="Heading_20_3">
      <style:text-properties fo:language="es" fo:country="ES" officeooo:rsid="003480ed" officeooo:paragraph-rsid="003480ed"/>
    </style:style>
    <style:style style:name="P53" style:family="paragraph" style:parent-style-name="Heading_20_3">
      <style:text-properties fo:language="es" fo:country="ES" officeooo:rsid="00364f11" officeooo:paragraph-rsid="00364f11"/>
    </style:style>
    <style:style style:name="P54" style:family="paragraph" style:parent-style-name="Heading_20_3">
      <style:text-properties style:font-name="Nexa Bold1" fo:language="es" fo:country="ES" officeooo:rsid="001cf604" officeooo:paragraph-rsid="001cf604"/>
    </style:style>
    <style:style style:name="P55" style:family="paragraph" style:parent-style-name="Heading_20_3">
      <style:text-properties fo:color="#7bafd4" loext:opacity="100%" style:font-name="Nexa Bold" fo:font-size="14.1000003814697pt" fo:language="es" fo:country="ES" fo:font-weight="bold" officeooo:rsid="00335e9c" officeooo:paragraph-rsid="00335e9c" style:font-name-asian="Nimbus Sans" style:font-size-asian="14.1000003814697pt" style:font-weight-asian="bold" style:font-name-complex="Droid Sans Arabic" style:font-size-complex="14.1000003814697pt" style:font-weight-complex="bold"/>
    </style:style>
    <style:style style:name="P56" style:family="paragraph" style:parent-style-name="Normal" style:list-style-name="L2">
      <style:text-properties fo:language="es" fo:country="ES" officeooo:rsid="0038f349" officeooo:paragraph-rsid="0038f349"/>
    </style:style>
    <style:style style:name="P57" style:family="paragraph" style:parent-style-name="Normal" style:list-style-name="L2">
      <style:text-properties fo:language="es" fo:country="ES" officeooo:rsid="0041af8b" officeooo:paragraph-rsid="0041af8b"/>
    </style:style>
    <style:style style:name="P58" style:family="paragraph" style:parent-style-name="Normal" style:list-style-name="L2">
      <style:text-properties fo:language="es" fo:country="ES" officeooo:paragraph-rsid="0041af8b"/>
    </style:style>
    <style:style style:name="P59" style:family="paragraph" style:parent-style-name="Normal" style:list-style-name="L2">
      <style:text-properties fo:language="es" fo:country="ES" officeooo:rsid="0042a416" officeooo:paragraph-rsid="0042a416"/>
    </style:style>
    <style:style style:name="P60" style:family="paragraph" style:parent-style-name="Table_20_Contents">
      <style:paragraph-properties fo:text-align="justify" style:justify-single-word="false"/>
      <style:text-properties style:font-name="Nexa Light" fo:font-size="10pt" fo:language="es" fo:country="ES" style:font-name-asian="Times New Roman" style:font-size-asian="10pt" style:font-size-complex="10pt"/>
    </style:style>
    <style:style style:name="P61" style:family="paragraph" style:parent-style-name="Text_20_body">
      <style:text-properties fo:language="es" fo:country="ES"/>
    </style:style>
    <style:style style:name="P62" style:family="paragraph" style:parent-style-name="Text_20_body" style:list-style-name="L1">
      <style:text-properties fo:language="es" fo:country="ES"/>
    </style:style>
    <style:style style:name="P63" style:family="paragraph" style:parent-style-name="Text_20_body" style:list-style-name="L1">
      <style:text-properties fo:language="es" fo:country="ES" officeooo:paragraph-rsid="0038f349"/>
    </style:style>
    <style:style style:name="P64" style:family="paragraph" style:parent-style-name="Text_20_body" style:list-style-name="L2">
      <style:text-properties fo:language="es" fo:country="ES" officeooo:rsid="0041af8b" officeooo:paragraph-rsid="0041af8b"/>
    </style:style>
    <style:style style:name="P65" style:family="paragraph" style:parent-style-name="Text_20_body" style:list-style-name="L3">
      <style:text-properties fo:language="es" fo:country="ES"/>
    </style:style>
    <style:style style:name="P66" style:family="paragraph">
      <loext:graphic-properties draw:fill="solid" draw:fill-color="#729fcf" draw:opacity="50%"/>
      <style:text-properties style:font-name="Liberation Sans" fo:font-size="1pt"/>
    </style:style>
    <style:style style:name="P67" style:family="paragraph">
      <loext:graphic-properties draw:fill="solid" draw:fill-color="#333333"/>
      <style:paragraph-properties style:writing-mode="lr-tb"/>
      <style:text-properties style:font-name="Liberation Mono" fo:font-size="10pt" fo:background-color="transparent"/>
    </style:style>
    <style:style style:name="P68" style:family="paragraph">
      <loext:graphic-properties draw:fill="solid" draw:fill-color="#333333"/>
      <style:paragraph-properties style:writing-mode="lr-tb"/>
      <style:text-properties style:font-name="Droid Sans Mono" fo:background-color="transparent"/>
    </style:style>
    <style:style style:name="T1" style:family="text">
      <style:text-properties fo:language="es" fo:country="ES"/>
    </style:style>
    <style:style style:name="T2" style:family="text">
      <style:text-properties fo:language="es" fo:country="ES" officeooo:rsid="000ed155"/>
    </style:style>
    <style:style style:name="T3" style:family="text">
      <style:text-properties fo:language="es" fo:country="ES" style:text-underline-style="none" officeooo:rsid="001021d9"/>
    </style:style>
    <style:style style:name="T4" style:family="text">
      <style:text-properties fo:language="es" fo:country="ES" style:text-underline-style="none" officeooo:rsid="004481bb"/>
    </style:style>
    <style:style style:name="T5" style:family="text">
      <style:text-properties fo:language="es" fo:country="ES" style:text-underline-style="none" officeooo:rsid="0010ee58"/>
    </style:style>
    <style:style style:name="T6" style:family="text">
      <style:text-properties fo:language="es" fo:country="ES" style:text-underline-style="none" officeooo:rsid="00117887"/>
    </style:style>
    <style:style style:name="T7" style:family="text">
      <style:text-properties fo:language="es" fo:country="ES" style:text-underline-style="none" officeooo:rsid="0013f3f7" fo:background-color="transparent" loext:char-shading-value="0"/>
    </style:style>
    <style:style style:name="T8" style:family="text">
      <style:text-properties fo:language="es" fo:country="ES" style:text-underline-style="none" officeooo:rsid="0027a6f6"/>
    </style:style>
    <style:style style:name="T9" style:family="text">
      <style:text-properties fo:language="es" fo:country="ES" style:text-underline-style="none" officeooo:rsid="002d749b"/>
    </style:style>
    <style:style style:name="T10" style:family="text">
      <style:text-properties fo:language="es" fo:country="ES" style:text-underline-style="none" officeooo:rsid="002e72b4"/>
    </style:style>
    <style:style style:name="T11" style:family="text">
      <style:text-properties fo:language="es" fo:country="ES" style:text-underline-style="none" officeooo:rsid="002e9269"/>
    </style:style>
    <style:style style:name="T12" style:family="text">
      <style:text-properties fo:language="es" fo:country="ES" style:text-underline-style="none" officeooo:rsid="003480ed"/>
    </style:style>
    <style:style style:name="T13" style:family="text">
      <style:text-properties fo:language="es" fo:country="ES" style:text-underline-style="none" officeooo:rsid="00364f11"/>
    </style:style>
    <style:style style:name="T14" style:family="text">
      <style:text-properties fo:language="es" fo:country="ES" officeooo:rsid="001021d9"/>
    </style:style>
    <style:style style:name="T15" style:family="text">
      <style:text-properties fo:language="es" fo:country="ES" officeooo:rsid="0038b0f4"/>
    </style:style>
    <style:style style:name="T16" style:family="text">
      <style:text-properties fo:language="es" fo:country="ES" officeooo:rsid="004481bb"/>
    </style:style>
    <style:style style:name="T17" style:family="text">
      <style:text-properties fo:language="es" fo:country="ES" fo:font-style="normal" style:text-underline-style="none" officeooo:rsid="004481bb" style:font-style-asian="normal" style:font-style-complex="normal"/>
    </style:style>
    <style:style style:name="T18" style:family="text">
      <style:text-properties fo:language="es" fo:country="ES" officeooo:rsid="0010ee58"/>
    </style:style>
    <style:style style:name="T19" style:family="text">
      <style:text-properties fo:language="es" fo:country="ES" officeooo:rsid="00117887"/>
    </style:style>
    <style:style style:name="T20" style:family="text">
      <style:text-properties fo:language="es" fo:country="ES" officeooo:rsid="0013f3f7"/>
    </style:style>
    <style:style style:name="T21" style:family="text">
      <style:text-properties fo:language="es" fo:country="ES" officeooo:rsid="0013f3f7" fo:background-color="transparent" loext:char-shading-value="0"/>
    </style:style>
    <style:style style:name="T22" style:family="text">
      <style:text-properties fo:language="es" fo:country="ES" officeooo:rsid="0055bc41" fo:background-color="transparent" loext:char-shading-value="0"/>
    </style:style>
    <style:style style:name="T23" style:family="text">
      <style:text-properties fo:language="es" fo:country="ES" officeooo:rsid="00335e9c"/>
    </style:style>
    <style:style style:name="T24" style:family="text">
      <style:text-properties fo:language="es" fo:country="ES" officeooo:rsid="003480ed"/>
    </style:style>
    <style:style style:name="T25" style:family="text">
      <style:text-properties fo:language="es" fo:country="ES" officeooo:rsid="00364f11"/>
    </style:style>
    <style:style style:name="T26" style:family="text">
      <style:text-properties fo:language="es" fo:country="ES" officeooo:rsid="0037e1f9"/>
    </style:style>
    <style:style style:name="T27" style:family="text">
      <style:text-properties fo:language="es" fo:country="ES" officeooo:rsid="004c6103"/>
    </style:style>
    <style:style style:name="T28" style:family="text">
      <style:text-properties officeooo:rsid="0007b5fb"/>
    </style:style>
    <style:style style:name="T29" style:family="text">
      <style:text-properties style:text-underline-style="none"/>
    </style:style>
    <style:style style:name="T30" style:family="text">
      <style:text-properties style:text-underline-style="none" officeooo:rsid="0027a6f6"/>
    </style:style>
    <style:style style:name="T31" style:family="text">
      <style:text-properties style:text-underline-style="none" officeooo:rsid="002e9269"/>
    </style:style>
    <style:style style:name="T32" style:family="text">
      <style:text-properties officeooo:rsid="000e923c"/>
    </style:style>
    <style:style style:name="T33" style:family="text">
      <style:text-properties fo:font-size="12pt" style:font-size-asian="12pt" style:font-size-complex="12pt"/>
    </style:style>
    <style:style style:name="T34" style:family="text">
      <style:text-properties fo:font-size="12pt" officeooo:rsid="000e923c" style:font-size-asian="12pt" style:font-size-complex="12pt"/>
    </style:style>
    <style:style style:name="T35" style:family="text">
      <style:text-properties style:font-name="Nexa Light" fo:font-size="11pt" officeooo:rsid="000e923c" style:font-name-asian="Times New Roman" style:font-size-asian="11pt" style:font-size-complex="11pt"/>
    </style:style>
    <style:style style:name="T36" style:family="text">
      <style:text-properties style:font-name="Nexa Light" fo:font-size="11pt" officeooo:rsid="000ed155" style:font-name-asian="Times New Roman" style:font-size-asian="11pt" style:font-size-complex="11pt"/>
    </style:style>
    <style:style style:name="T37" style:family="text">
      <style:text-properties style:font-name="Nexa Light" fo:font-size="11pt" officeooo:rsid="003b4aeb" style:font-name-asian="Times New Roman" style:font-size-asian="11pt" style:font-size-complex="11pt"/>
    </style:style>
    <style:style style:name="T38" style:family="text">
      <style:text-properties style:font-name="Nexa Light" fo:font-size="11pt" officeooo:rsid="0042a416" style:font-name-asian="Times New Roman" style:font-size-asian="11pt" style:font-size-complex="11pt"/>
    </style:style>
    <style:style style:name="T39" style:family="text">
      <style:text-properties style:font-name="Nexa Light" fo:font-size="11pt" officeooo:rsid="001cf604" fo:background-color="transparent" loext:char-shading-value="0" style:font-name-asian="Times New Roman" style:font-size-asian="11pt" style:font-size-complex="11pt"/>
    </style:style>
    <style:style style:name="T40" style:family="text">
      <style:text-properties style:font-name="Nexa Light" fo:font-size="11pt" officeooo:rsid="0026e727" style:font-size-asian="11pt" style:font-size-complex="11pt"/>
    </style:style>
    <style:style style:name="T41" style:family="text">
      <style:text-properties style:font-name="Nexa Light" fo:font-size="11pt" officeooo:rsid="00335e9c" style:font-size-asian="11pt" style:font-size-complex="11pt"/>
    </style:style>
    <style:style style:name="T42" style:family="text">
      <style:text-properties style:font-name="Nexa Light" fo:font-size="11pt" officeooo:rsid="0038f349" style:font-size-asian="11pt" style:font-size-complex="11pt"/>
    </style:style>
    <style:style style:name="T43" style:family="text">
      <style:text-properties style:font-name="Nexa Light" fo:font-size="11pt" fo:language="es" fo:country="ES" officeooo:rsid="00364f11" style:font-size-asian="11pt" style:font-size-complex="11pt"/>
    </style:style>
    <style:style style:name="T44" style:family="text">
      <style:text-properties style:font-name="Nexa Light" officeooo:rsid="001348c9" style:font-name-asian="Times New Roman" style:font-name-complex="Times New Roman"/>
    </style:style>
    <style:style style:name="T45" style:family="text">
      <style:text-properties style:font-name="Nexa Light" fo:language="es" fo:country="ES" officeooo:rsid="001348c9" style:font-name-asian="Times New Roman" style:font-name-complex="Times New Roman"/>
    </style:style>
    <style:style style:name="T46" style:family="text">
      <style:text-properties style:font-name="Nexa Light" fo:language="es" fo:country="ES" style:text-underline-style="none" officeooo:rsid="001348c9" style:font-name-asian="Times New Roman" style:font-name-complex="Times New Roman"/>
    </style:style>
    <style:style style:name="T47" style:family="text">
      <style:text-properties officeooo:rsid="000ed155"/>
    </style:style>
    <style:style style:name="T48" style:family="text">
      <style:text-properties officeooo:rsid="001348c9"/>
    </style:style>
    <style:style style:name="T49" style:family="text">
      <style:text-properties style:font-name="OpenSymbol" officeooo:rsid="001348c9" style:font-name-asian="OpenSymbol" style:font-name-complex="OpenSymbol"/>
    </style:style>
    <style:style style:name="T50" style:family="text">
      <style:text-properties officeooo:rsid="00159ada" fo:background-color="transparent" loext:char-shading-value="0"/>
    </style:style>
    <style:style style:name="T51" style:family="text">
      <style:text-properties officeooo:rsid="001cf604" fo:background-color="transparent" loext:char-shading-value="0"/>
    </style:style>
    <style:style style:name="T52" style:family="text">
      <style:text-properties officeooo:rsid="001d3676"/>
    </style:style>
    <style:style style:name="T53" style:family="text">
      <style:text-properties officeooo:rsid="001f21b5"/>
    </style:style>
    <style:style style:name="T54" style:family="text">
      <style:text-properties officeooo:rsid="002055b3"/>
    </style:style>
    <style:style style:name="T55" style:family="text">
      <style:text-properties officeooo:rsid="0020ee55"/>
    </style:style>
    <style:style style:name="T56" style:family="text">
      <style:text-properties officeooo:rsid="00216d6b"/>
    </style:style>
    <style:style style:name="T57" style:family="text">
      <style:text-properties officeooo:rsid="00224ef9"/>
    </style:style>
    <style:style style:name="T58" style:family="text">
      <style:text-properties officeooo:rsid="0023ba3a"/>
    </style:style>
    <style:style style:name="T59" style:family="text">
      <style:text-properties officeooo:rsid="0025ce9f"/>
    </style:style>
    <style:style style:name="T60" style:family="text">
      <style:text-properties officeooo:rsid="0026e727"/>
    </style:style>
    <style:style style:name="T61" style:family="text">
      <style:text-properties officeooo:rsid="0027a6f6"/>
    </style:style>
    <style:style style:name="T62" style:family="text">
      <style:text-properties style:text-line-through-style="none" style:text-line-through-type="none" fo:font-style="normal" style:text-underline-style="none" style:font-style-asian="normal" style:font-style-complex="normal"/>
    </style:style>
    <style:style style:name="T63" style:family="text">
      <style:text-properties style:text-line-through-style="none" style:text-line-through-type="none" fo:font-style="normal" style:text-underline-style="none" officeooo:rsid="00316999" style:font-style-asian="normal" style:font-style-complex="normal"/>
    </style:style>
    <style:style style:name="T64" style:family="text">
      <style:text-properties style:text-line-through-style="none" style:text-line-through-type="none" fo:font-style="normal" style:text-underline-style="none" officeooo:rsid="004c6103" style:font-style-asian="normal" style:font-style-complex="normal"/>
    </style:style>
    <style:style style:name="T65" style:family="text">
      <style:text-properties style:text-line-through-style="none" style:text-line-through-type="none" fo:language="es" fo:country="ES" fo:font-style="normal" style:text-underline-style="none" style:font-style-asian="normal" style:font-style-complex="normal"/>
    </style:style>
    <style:style style:name="T66" style:family="text">
      <style:text-properties style:text-line-through-style="none" style:text-line-through-type="none" fo:language="es" fo:country="ES" fo:font-style="normal" style:text-underline-style="none" officeooo:rsid="0027a6f6" style:font-style-asian="normal" style:font-style-complex="normal"/>
    </style:style>
    <style:style style:name="T67" style:family="text">
      <style:text-properties style:text-line-through-style="none" style:text-line-through-type="none" fo:language="es" fo:country="ES" fo:font-style="normal" style:text-underline-style="none" officeooo:rsid="0030298c" style:font-style-asian="normal" style:font-style-complex="normal"/>
    </style:style>
    <style:style style:name="T68" style:family="text">
      <style:text-properties style:text-line-through-style="none" style:text-line-through-type="none" fo:language="es" fo:country="ES" fo:font-style="normal" style:text-underline-style="none" officeooo:rsid="00316999" style:font-style-asian="normal" style:font-style-complex="normal"/>
    </style:style>
    <style:style style:name="T69" style:family="text">
      <style:text-properties style:text-line-through-style="none" style:text-line-through-type="none" fo:language="es" fo:country="ES" fo:font-style="normal" style:text-underline-style="none" officeooo:rsid="00335e9c" style:font-style-asian="normal" style:font-style-complex="normal"/>
    </style:style>
    <style:style style:name="T70" style:family="text">
      <style:text-properties style:text-line-through-style="none" style:text-line-through-type="none" fo:language="es" fo:country="ES" fo:font-style="normal" style:text-underline-style="none" officeooo:rsid="004c6103" style:font-style-asian="normal" style:font-style-complex="normal"/>
    </style:style>
    <style:style style:name="T71" style:family="text">
      <style:text-properties style:text-line-through-style="none" style:text-line-through-type="none" fo:language="es" fo:country="ES" fo:font-style="normal" style:text-underline-style="none" fo:font-weight="normal" officeooo:rsid="0030298c" style:font-style-asian="normal" style:font-weight-asian="normal" style:font-style-complex="normal" style:font-weight-complex="normal"/>
    </style:style>
    <style:style style:name="T72" style:family="text">
      <style:text-properties style:text-line-through-style="none" style:text-line-through-type="none" fo:language="es" fo:country="ES" style:text-underline-style="none"/>
    </style:style>
    <style:style style:name="T73" style:family="text">
      <style:text-properties style:text-line-through-style="none" style:text-line-through-type="none" fo:language="es" fo:country="ES" style:text-underline-style="none" officeooo:rsid="0027a6f6"/>
    </style:style>
    <style:style style:name="T74" style:family="text">
      <style:text-properties style:text-line-through-style="none" style:text-line-through-type="none" fo:language="es" fo:country="ES" style:text-underline-style="none" officeooo:rsid="002d749b"/>
    </style:style>
    <style:style style:name="T75" style:family="text">
      <style:text-properties officeooo:rsid="00335e9c"/>
    </style:style>
    <style:style style:name="T76" style:family="text">
      <style:text-properties officeooo:rsid="0038f349"/>
    </style:style>
    <style:style style:name="T77" style:family="text">
      <style:text-properties officeooo:rsid="003b4aeb"/>
    </style:style>
    <style:style style:name="T78" style:family="text">
      <style:text-properties officeooo:rsid="0041af8b"/>
    </style:style>
    <style:style style:name="T79" style:family="text">
      <style:text-properties officeooo:rsid="0042a69f"/>
    </style:style>
    <style:style style:name="T80" style:family="text">
      <style:text-properties officeooo:rsid="00448fa8"/>
    </style:style>
    <style:style style:name="T81" style:family="text">
      <style:text-properties officeooo:rsid="004c6103"/>
    </style:style>
    <style:style style:name="T82" style:family="text">
      <style:text-properties officeooo:rsid="0055bc41"/>
    </style:style>
    <style:style style:name="T83" style:family="text">
      <style:text-properties style:font-name="Liberation Mono" fo:font-size="10pt" fo:background-color="transparent"/>
    </style:style>
    <style:style style:name="T84" style:family="text">
      <style:text-properties style:font-name="Droid Sans Mono" fo:background-color="transparent"/>
    </style:style>
    <style:style style:name="fr1"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729fcf" draw:opacity="50%" draw:auto-grow-height="false" draw:auto-grow-width="false" fo:min-height="2.547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729fcf"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729fcf"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729fcf"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5" style:family="graphic">
      <style:graphic-properties draw:stroke="none" svg:stroke-color="#2a6099" draw:fill="solid" draw:fill-color="#333333" fo:min-height="1.603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width="0.041cm" svg:stroke-color="#000000" draw:marker-start-width="0.36cm" draw:marker-end-width="0.36cm" draw:fill="solid" draw:fill-color="#333333" fo:min-height="7.81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ódigo"/>
        <text:sequence-decl text:display-outline-level="0" text:name="Consola"/>
      </text:sequence-decls>
      <draw:frame draw:style-name="fr6" draw:name="Imagen1" text:anchor-type="page" text:anchor-page-number="1" svg:y="10.239cm" svg:width="15.998cm" svg:height="9.421cm" draw:z-index="0">
        <draw:image xlink:href="Pictures/100002010000225200001436E44EE691D1AC6A06.png" xlink:type="simple" xlink:show="embed" xlink:actuate="onLoad" draw:mime-type="image/png"/>
      </draw:frame>
      <text:p text:style-name="P28"/>
      <text:p text:style-name="P26"/>
      <text:p text:style-name="P27">CSI 1. CONSULTA SOBRE EL CUMPLIMIENTO DE POLÍTICAS DE SEGURIDAD DE CONTRASEÑAS</text:p>
      <text:table-of-content text:style-name="Sect1" text:name="Sumario1">
        <text:table-of-content-source text:outline-level="3"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3">Índice</text:p>
          </text:index-title>
          <text:p text:style-name="P29"><text:a xlink:type="simple" xlink:href="#__RefHeading___Toc241_745388842" text:style-name="Index_20_Link" text:visited-style-name="Index_20_Link">Alcance y Objetivos de la Auditoría<text:tab/>3</text:a></text:p>
          <text:p text:style-name="P29"><text:a xlink:type="simple" xlink:href="#__RefHeading___Toc243_745388842" text:style-name="Index_20_Link" text:visited-style-name="Index_20_Link">Estudio Inicial<text:tab/>3</text:a></text:p>
          <text:p text:style-name="P31"><text:a xlink:type="simple" xlink:href="#__RefHeading___Toc221_1929987304" text:style-name="Index_20_Link" text:visited-style-name="Index_20_Link">Estudio de las Tecnologías Adecuadas y Alternativas<text:tab/>3</text:a></text:p>
          <text:p text:style-name="P32"><text:a xlink:type="simple" xlink:href="#__RefHeading___Toc329_1929987304" text:style-name="Index_20_Link" text:visited-style-name="Index_20_Link">Tabla Arcoíris<text:tab/>3</text:a></text:p>
          <text:p text:style-name="P32"><text:a xlink:type="simple" xlink:href="#__RefHeading___Toc331_1929987304" text:style-name="Index_20_Link" text:visited-style-name="Index_20_Link">Ataque de Diccionario<text:tab/>3</text:a></text:p>
          <text:p text:style-name="P32"><text:a xlink:type="simple" xlink:href="#__RefHeading___Toc333_1929987304" text:style-name="Index_20_Link" text:visited-style-name="Index_20_Link">Fuerza Bruta<text:tab/>4</text:a></text:p>
          <text:p text:style-name="P29"><text:a xlink:type="simple" xlink:href="#__RefHeading___Toc245_745388842" text:style-name="Index_20_Link" text:visited-style-name="Index_20_Link">Recursos para la Auditoría<text:tab/>4</text:a></text:p>
          <text:p text:style-name="P31"><text:a xlink:type="simple" xlink:href="#__RefHeading___Toc767_4152820057" text:style-name="Index_20_Link" text:visited-style-name="Index_20_Link">Recursos Humanos<text:tab/>4</text:a></text:p>
          <text:p text:style-name="P31"><text:a xlink:type="simple" xlink:href="#__RefHeading___Toc769_4152820057" text:style-name="Index_20_Link" text:visited-style-name="Index_20_Link">Recursos Tecnológicos<text:tab/>4</text:a></text:p>
          <text:p text:style-name="P29"><text:a xlink:type="simple" xlink:href="#__RefHeading___Toc913_922254873" text:style-name="Index_20_Link" text:visited-style-name="Index_20_Link">Actividades de la Auditoría<text:tab/>5</text:a></text:p>
          <text:p text:style-name="P31"><text:a xlink:type="simple" xlink:href="#__RefHeading___Toc223_1929987304" text:style-name="Index_20_Link" text:visited-style-name="Index_20_Link">Análisis de Hashes<text:tab/>5</text:a></text:p>
          <text:p text:style-name="P32"><text:a xlink:type="simple" xlink:href="#__RefHeading___Toc335_1929987304" text:style-name="Index_20_Link" text:visited-style-name="Index_20_Link">Ataque de Diccionario<text:tab/>5</text:a></text:p>
          <text:p text:style-name="P32"><text:a xlink:type="simple" xlink:href="#__RefHeading___Toc423_4152820057" text:style-name="Index_20_Link" text:visited-style-name="Index_20_Link">Ataque por Fuerza Bruta<text:tab/>5</text:a></text:p>
          <text:p text:style-name="P31"><text:a xlink:type="simple" xlink:href="#__RefHeading___Toc425_4152820057" text:style-name="Index_20_Link" text:visited-style-name="Index_20_Link">Valoración de las Contraseñas<text:tab/>6</text:a></text:p>
          <text:p text:style-name="P32"><text:a xlink:type="simple" xlink:href="#__RefHeading___Toc427_4152820057" text:style-name="Index_20_Link" text:visited-style-name="Index_20_Link">Contraseña de jmquevedo, qwerty<text:tab/>6</text:a></text:p>
          <text:p text:style-name="P32"><text:a xlink:type="simple" xlink:href="#__RefHeading___Toc429_4152820057" text:style-name="Index_20_Link" text:visited-style-name="Index_20_Link">Contraseña de mjimenven, vituperio<text:tab/>6</text:a></text:p>
          <text:p text:style-name="P32"><text:a xlink:type="simple" xlink:href="#__RefHeading___Toc431_4152820057" text:style-name="Index_20_Link" text:visited-style-name="Index_20_Link">Contraseña de rhgasca, aaeiao5<text:tab/>6</text:a></text:p>
          <text:p text:style-name="P31"><text:a xlink:type="simple" xlink:href="#__RefHeading___Toc433_4152820057" text:style-name="Index_20_Link" text:visited-style-name="Index_20_Link">Análisis de Generadores y Gestores de Contraseñas<text:tab/>7</text:a></text:p>
          <text:p text:style-name="P32"><text:a xlink:type="simple" xlink:href="#__RefHeading___Toc635_4152820057" text:style-name="Index_20_Link" text:visited-style-name="Index_20_Link">ClaveSegura<text:tab/>7</text:a></text:p>
          <text:p text:style-name="P32"><text:a xlink:type="simple" xlink:href="#__RefHeading___Toc637_4152820057" text:style-name="Index_20_Link" text:visited-style-name="Index_20_Link">Strong Password Generator<text:tab/>7</text:a></text:p>
          <text:p text:style-name="P32"><text:a xlink:type="simple" xlink:href="#__RefHeading___Toc639_4152820057" text:style-name="Index_20_Link" text:visited-style-name="Index_20_Link">Password Generator<text:tab/>7</text:a></text:p>
          <text:p text:style-name="P32"><text:a xlink:type="simple" xlink:href="#__RefHeading___Toc641_4152820057" text:style-name="Index_20_Link" text:visited-style-name="Index_20_Link">Exploradores de Internet<text:tab/>7</text:a></text:p>
          <text:p text:style-name="P32"><text:a xlink:type="simple" xlink:href="#__RefHeading___Toc643_4152820057" text:style-name="Index_20_Link" text:visited-style-name="Index_20_Link">LastPass<text:tab/>8</text:a></text:p>
          <text:p text:style-name="P32"><text:a xlink:type="simple" xlink:href="#__RefHeading___Toc645_4152820057" text:style-name="Index_20_Link" text:visited-style-name="Index_20_Link">Dashlane<text:tab/>8</text:a></text:p>
          <text:p text:style-name="P29"><text:a xlink:type="simple" xlink:href="#__RefHeading___Toc249_745388842" text:style-name="Index_20_Link" text:visited-style-name="Index_20_Link">Informe Final<text:tab/>8</text:a></text:p>
          <text:p text:style-name="P29"><text:a xlink:type="simple" xlink:href="#__RefHeading___Toc435_4152820057" text:style-name="Index_20_Link" text:visited-style-name="Index_20_Link">Anexo I: Especificaciones técnicas de los recursos<text:tab/>9</text:a></text:p>
          <text:p text:style-name="P29"><text:a xlink:type="simple" xlink:href="#__RefHeading___Toc771_4152820057" text:style-name="Index_20_Link" text:visited-style-name="Index_20_Link">Anexo II: Uso de las Aplicaciones Web para la consulta de hashes<text:tab/>10</text:a></text:p>
        </text:index-body>
      </text:table-of-content>
      <text:h text:style-name="P37" text:outline-level="1"><text:bookmark-start text:name="__RefHeading___Toc241_745388842"/>Alcance y Objetivos de la Auditoría<text:bookmark-end text:name="__RefHeading___Toc241_745388842"/></text:h>
      <text:p text:style-name="P7">La importancia de la seguridad para empresas y estructuras informáticas no ha hecho más que aumentar a lo largo del tiempo. Bases de datos, usuarios y acceso, son parte del conjunto de elementos que precisan una protección adecuada, resistente y a la orden del día.</text:p>
      <text:p text:style-name="P7">Como hemos ido viendo a lo largo de los años, ni las empresas tecnológicas más grandes y avanzadas del sector, llegan a librarse de fallas en su seguridad, que ponen en riesgo a miles de usuarios y datos internos.</text:p>
      <text:p text:style-name="P7">Por ello, esta consultoría tiene como objetivo analizar, dar solución y comunicar a la empresa contratante, los fallos de seguridad presentes en los datos proporcionados</text:p>
      <text:h text:style-name="P36" text:outline-level="1"><text:bookmark-start text:name="__RefHeading___Toc243_745388842"/>Estudio <text:span text:style-name="T28">Inicial</text:span><text:bookmark-end text:name="__RefHeading___Toc243_745388842"/></text:h>
      <text:p text:style-name="P20">Como primera <text:span text:style-name="T81">instancia</text:span> de esta auditoría, debemos saber de que información disponemos, por tanto, expondremos los hashes en las siguiente tabla:</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Nombre del Usuario</text:p>
          </table:table-cell>
          <table:table-cell table:style-name="Table1.B1" office:value-type="string">
            <text:p text:style-name="P18">Username</text:p>
          </table:table-cell>
          <table:table-cell table:style-name="Table1.C1" office:value-type="string">
            <text:p text:style-name="P18">Hash de la Contraseña</text:p>
          </table:table-cell>
        </table:table-row>
        <table:table-row>
          <table:table-cell table:style-name="Table1.A3" office:value-type="string">
            <text:p text:style-name="P19">Manuel Jimen Ventoyk</text:p>
          </table:table-cell>
          <table:table-cell table:style-name="Table1.B3" office:value-type="string">
            <text:p text:style-name="P19">mjimenven</text:p>
          </table:table-cell>
          <table:table-cell table:style-name="Table1.C2" office:value-type="string">
            <text:p text:style-name="P19">26967c61a7f5442fb47861f812126ccf02a65bde</text:p>
          </table:table-cell>
        </table:table-row>
        <table:table-row>
          <table:table-cell table:style-name="Table1.A3" office:value-type="string">
            <text:p text:style-name="P19">José María Quevedo Yuw</text:p>
          </table:table-cell>
          <table:table-cell table:style-name="Table1.B3" office:value-type="string">
            <text:p text:style-name="P19">jmquevedo</text:p>
          </table:table-cell>
          <table:table-cell table:style-name="Table1.C3" office:value-type="string">
            <text:p text:style-name="P19">b1b3773a05c0ed0176787a4f1574ff0075f7521eHash </text:p>
          </table:table-cell>
        </table:table-row>
        <table:table-row>
          <table:table-cell table:style-name="Table1.A4" office:value-type="string">
            <text:p text:style-name="P19">Rafael Hidalgo Gasca</text:p>
          </table:table-cell>
          <table:table-cell table:style-name="Table1.B4" office:value-type="string">
            <text:p text:style-name="P19">rhgasca</text:p>
          </table:table-cell>
          <table:table-cell table:style-name="Table1.C4" office:value-type="string">
            <text:p text:style-name="P19">35a9c2444ec63ee39f3b214edb9011f32e624a28</text:p>
          </table:table-cell>
        </table:table-row>
      </table:table>
      <text:p text:style-name="P21">Una vez analizamos un poco la información de los hashes, podemos ver que se trata de un hash con una longitud de 40 caracteres <text:span text:style-name="T80">hexadecimales</text:span>, <text:span text:style-name="T80">que se traducen a 160 bits, por tanto podemos intuir que se trata de un hash de tipo SHA-1.</text:span></text:p>
      <text:h text:style-name="P40" text:outline-level="2"><text:bookmark-start text:name="__RefHeading___Toc221_1929987304"/>Estudio de las Tecnologías Adecuadas y Alternativas<text:bookmark-end text:name="__RefHeading___Toc221_1929987304"/></text:h>
      <text:p text:style-name="P6">En orden para estudiar la fortaleza de las contraseñas suministradas por la empresa, vamos a atacar usando las siguientes metodologías:</text:p>
      <text:h text:style-name="P45" text:outline-level="3"><text:bookmark-start text:name="__RefHeading___Toc329_1929987304"/>Tabla <text:span text:style-name="T81">Arcoíris</text:span><text:bookmark-end text:name="__RefHeading___Toc329_1929987304"/></text:h>
      <text:p text:style-name="P6"><text:span text:style-name="T35">Una</text:span> tablas arcoíris <text:span text:style-name="T35">es</text:span> un conjunto precalculados <text:span text:style-name="T32">de valores hash, estas se basan en la colisión de hashes </text:span><text:span text:style-name="T47">almacenando una gran cantidad de información en los dispositivos físicos</text:span><text:span text:style-name="T32">. </text:span><text:span text:style-name="T47">A pesar de ser bastante efectivas en un </text:span><text:span text:style-name="T81">ámbito</text:span><text:span text:style-name="T47"> temporal, debido a la limitación de nuestros recursos, no podremos hacer uso de ellas por tanto nos decantaremos por las dos siguientes metodologías.</text:span></text:p>
      <text:h text:style-name="P46" text:outline-level="3"><text:bookmark-start text:name="__RefHeading___Toc331_1929987304"/><text:span text:style-name="T33">Ataque de Diccionari</text:span><text:span text:style-name="T34">o</text:span><text:bookmark-end text:name="__RefHeading___Toc331_1929987304"/></text:h>
      <text:p text:style-name="P6"><text:span text:style-name="T47">Los ataque de diccionario </text:span><text:span text:style-name="T36">es un método de ataque en los que se usan</text:span><text:span text:style-name="T47"> grandes archivos de texto donde se almacenan como su nombre indica diccionarios de las palabras más usuales. </text:span></text:p>
      <text:p text:style-name="Text_20_body"><text:span text:style-name="T2">Es un gran método para encontrar contraseñas de uso común o muy sencillas, ademas para este hay multitud de opciones online, por ejemplo, </text:span><text:a xlink:type="simple" xlink:href="https://hashes.com/en/decrypt/hash" text:style-name="Internet_20_link" text:visited-style-name="Visited_20_Internet_20_Link"><text:span text:style-name="T3">Hashes.com</text:span></text:a><text:span text:style-name="T14">, </text:span><text:a xlink:type="simple" xlink:href="https://md5decrypt.net/en/Sha1/" text:style-name="Internet_20_link" text:visited-style-name="Visited_20_Internet_20_Link"><text:span text:style-name="T3">md5decrypt.net</text:span></text:a><text:span text:style-name="T14">, o algunos con más opciones como </text:span><text:a xlink:type="simple" xlink:href="https://www.dcode.fr/sha1-hash" text:style-name="Internet_20_link" text:visited-style-name="Visited_20_Internet_20_Link"><text:span text:style-name="T3">dcode.fr</text:span></text:a><text:span text:style-name="T1">, </text:span><text:span text:style-name="T15">en el Anexo II podemos ver como usar la mayoría de estas herramientas</text:span><text:span text:style-name="T1">. </text:span><text:span text:style-name="T14">Aunque si queremos hacerlo con nuestros ordenadores, podemos usar programas como </text:span><text:a xlink:type="simple" xlink:href="https://www.openwall.com/john/" text:style-name="Internet_20_link" text:visited-style-name="Visited_20_Internet_20_Link"><text:span text:style-name="T3">John the Ripper</text:span></text:a><text:span text:style-name="T14"> para Linux o </text:span><text:a xlink:type="simple" xlink:href="https://hashsuite.openwall.net/" text:style-name="Internet_20_link" text:visited-style-name="Visited_20_Internet_20_Link"><text:span text:style-name="T3">Hash Suite</text:span></text:a><text:span text:style-name="T1"> </text:span><text:span text:style-name="T16">y </text:span><text:a xlink:type="simple" xlink:href="https://hashcat.net/hashcat/" text:style-name="Internet_20_link" text:visited-style-name="Visited_20_Internet_20_Link"><text:span text:style-name="T17">Hashcat</text:span></text:a><text:span text:style-name="T4"> </text:span><text:span text:style-name="T14">para Windows, usando un diccionario adecuado siendo entre los más populares </text:span><text:a xlink:type="simple" xlink:href="https://www.kaggle.com/wjburns/common-password-list-rockyoutxt" text:style-name="Internet_20_link" text:visited-style-name="Visited_20_Internet_20_Link"><text:span text:style-name="T5">RockYou</text:span></text:a><text:span text:style-name="T1"> </text:span><text:span text:style-name="T18">y </text:span><text:span text:style-name="T19">un diccionario reciente como </text:span><text:a xlink:type="simple" xlink:href="https://github.com/kaonashi-passwords/Kaonashi" text:style-name="Internet_20_link" text:visited-style-name="Visited_20_Internet_20_Link"><text:span text:style-name="T6">Koanashi</text:span></text:a><text:span text:style-name="T18">.</text:span></text:p>
      <text:h text:style-name="P45" text:outline-level="3"><text:bookmark-start text:name="__RefHeading___Toc333_1929987304"/>Fuerza Bruta<text:bookmark-end text:name="__RefHeading___Toc333_1929987304"/></text:h>
      <text:p text:style-name="P6">Su funcionamiento consiste en probar combinaciones de caracteres hasta encontrar aquella que de un resumen igual al buscado, <text:span text:style-name="T48">debido a esto supone una carga computacional impor</text:span><text:soft-page-break/><text:span text:style-name="T48">tante en función del número de caracteres y los caracteres que se hayan usado para crearla, ya que no es lo mismo una clave numérica de 8 cifras a una de 4, teniendo 10⁸ y 10⁴ combinaciones respectivamente, y más aun con una clave alfanumérica que incluya los estándares mínimos descritos por la empresa donde el número de combinaciones sería 87⁸ </text:span><text:span text:style-name="T49">≈</text:span><text:span text:style-name="T44"> 3.28e+15. </text:span></text:p>
      <text:p text:style-name="Text_20_body"><text:span text:style-name="T45">Usaremos el programa de acceso libre </text:span><text:a xlink:type="simple" xlink:href="https://hashcat.net/hashcat/" text:style-name="Internet_20_link" text:visited-style-name="Visited_20_Internet_20_Link"><text:span text:style-name="T46">Hashcat</text:span></text:a><text:span text:style-name="T45"> v6.1.1, que permite el desencriptado con fuerza bruta. Le proporcionaremos datos al algoritmo y este generará todas las combinaciones de caracteres que especifiquemos y sus respectivos resúmenes, hasta que se produzca una coincidencia con el resumen que estamos buscando.</text:span></text:p>
      <text:h text:style-name="P36" text:outline-level="1"><text:bookmark-start text:name="__RefHeading___Toc245_745388842"/>Recursos para la Auditoría<text:bookmark-end text:name="__RefHeading___Toc245_745388842"/></text:h>
      <text:h text:style-name="P41" text:outline-level="2"><text:bookmark-start text:name="__RefHeading___Toc767_4152820057"/>Recursos Humanos<text:bookmark-end text:name="__RefHeading___Toc767_4152820057"/></text:h>
      <text:p text:style-name="P22">El equipo de seguridad para esta asignatura se compone de los siguientes miembros:</text:p>
      <text:list xml:id="list2781681179" text:style-name="L1">
        <text:list-item>
          <text:p text:style-name="P62">Barragán Candel, Marina - <text:span text:style-name="T76">estudiante de </text:span><text:span text:style-name="T81">Ing. Informática</text:span><text:span text:style-name="T76"> – Tecnología Informática, en la mención de </text:span>Tecnologías de la información</text:p>
        </text:list-item>
        <text:list-item>
          <text:p text:style-name="P63">Calcedo Vázquez, Ignacio - <text:span text:style-name="T76">estudiante de </text:span><text:span text:style-name="T81">Ing. Informática</text:span><text:span text:style-name="T76"> – Tecnología Informática, en la mención de Sistemas de Información</text:span></text:p>
        </text:list-item>
        <text:list-item>
          <text:p text:style-name="P63">Polo <text:span text:style-name="T81">Domínguez</text:span>, Jorge - <text:span text:style-name="T76">estudiante de </text:span><text:span text:style-name="T81">Ing. Informática</text:span><text:span text:style-name="T76"> – </text:span><text:span text:style-name="T42">Ingeniería de Computadores</text:span></text:p>
        </text:list-item>
        <text:list-item>
          <text:p text:style-name="P63">Sala Mascort, Jaime Emilio - <text:span text:style-name="T76">estudiante de </text:span><text:span text:style-name="T81">Ing. Informática</text:span><text:span text:style-name="T76"> – Tecnología Informática, en la mención de Computación</text:span></text:p>
        </text:list-item>
      </text:list>
      <text:h text:style-name="P41" text:outline-level="2"><text:bookmark-start text:name="__RefHeading___Toc769_4152820057"/>Recursos Tecnológicos<text:bookmark-end text:name="__RefHeading___Toc769_4152820057"/></text:h>
      <text:p text:style-name="P23"><text:span text:style-name="T76">El equipo dispone de los siguientes </text:span><text:span text:style-name="T37">dispositivos para realizar la auditoría</text:span><text:span text:style-name="T76">:</text:span></text:p>
      <text:list xml:id="list3610864519" text:style-name="L2">
        <text:list-item>
          <text:p text:style-name="P56">Ordenador 1, <text:span text:style-name="T78">las características de este ordenador son:</text:span></text:p>
          <text:list>
            <text:list-item>
              <text:p text:style-name="P56">Intel® Core™ i5-3570K</text:p>
            </text:list-item>
            <text:list-item>
              <text:p text:style-name="P56">GTX 660 Ti OC 2GB GDDR5</text:p>
            </text:list-item>
            <text:list-item>
              <text:p text:style-name="P57">RAM 8GB DDR3</text:p>
            </text:list-item>
            <text:list-item>
              <text:p text:style-name="P57">SSD 500GB Samsung 860 EVO</text:p>
            </text:list-item>
          </text:list>
        </text:list-item>
        <text:list-item>
          <text:p text:style-name="P57">HP Pavilion x360,</text:p>
          <text:list>
            <text:list-item>
              <text:p text:style-name="P57">Intel Core i5 8250U</text:p>
            </text:list-item>
            <text:list-item>
              <text:p text:style-name="P57">Nvidia GeForce 940MX</text:p>
            </text:list-item>
            <text:list-item>
              <text:p text:style-name="P58"><text:span text:style-name="T38">12</text:span><text:span text:style-name="T78"> GB DDR4</text:span></text:p>
            </text:list-item>
            <text:list-item>
              <text:p text:style-name="P59">HDD 1TB</text:p>
            </text:list-item>
          </text:list>
        </text:list-item>
        <text:list-item>
          <text:p text:style-name="P57">ASUSPRO P2520LA,</text:p>
          <text:list>
            <text:list-item>
              <text:p text:style-name="P57">Intel Core i3-4005U</text:p>
            </text:list-item>
            <text:list-item>
              <text:p text:style-name="P57">RAM 4GB DDR3L SODIMM</text:p>
            </text:list-item>
            <text:list-item>
              <text:p text:style-name="P59">HDD 500GB</text:p>
            </text:list-item>
          </text:list>
        </text:list-item>
        <text:list-item>
          <text:p text:style-name="P57">HUAWEI MateBook D 14 AMD,</text:p>
          <text:list>
            <text:list-item>
              <text:p text:style-name="P64"><text:soft-page-break/>AMD Ryzen 5 3500U</text:p>
            </text:list-item>
            <text:list-item>
              <text:p text:style-name="P64">Radeon™ Vega 8 Graphics</text:p>
            </text:list-item>
            <text:list-item>
              <text:p text:style-name="P64">8 GB DDR4 </text:p>
            </text:list-item>
            <text:list-item>
              <text:p text:style-name="P64">512 GB PCIe SSD </text:p>
            </text:list-item>
          </text:list>
        </text:list-item>
      </text:list>
      <text:h text:style-name="P36" text:outline-level="1"><text:bookmark-start text:name="__RefHeading___Toc913_922254873"/>Actividades de la Auditorí<text:span text:style-name="T77">a</text:span><text:bookmark-end text:name="__RefHeading___Toc913_922254873"/></text:h>
      <text:p text:style-name="P6">Las distintas actividades que se realizaran en esta auditoría serán las siguientes:</text:p>
      <text:h text:style-name="P42" text:outline-level="2"><text:bookmark-start text:name="__RefHeading___Toc223_1929987304"/>Análisis de Hashes<text:bookmark-end text:name="__RefHeading___Toc223_1929987304"/></text:h>
      <text:p text:style-name="Text_20_body"><text:span text:style-name="T20">Como se determinó en el </text:span><text:a xlink:type="simple" xlink:href="#2.Estudio Inicial|outline" text:style-name="Internet_20_link" text:visited-style-name="Visited_20_Internet_20_Link"><text:span text:style-name="T7">estudio inicial</text:span></text:a><text:span text:style-name="T21">, nos encontramos con hashes del tipo SHA1, en primer lugar se </text:span><text:span text:style-name="T22">dio</text:span><text:span text:style-name="T21"> un barrido inicial con un ataque de diccionario, seguido de un ataque de fuerza bruta con el hash restante.</text:span></text:p>
      <text:h text:style-name="P47" text:outline-level="3"><text:bookmark-start text:name="__RefHeading___Toc335_1929987304"/>Ataque de Diccionario<text:bookmark-end text:name="__RefHeading___Toc335_1929987304"/></text:h>
      <text:p text:style-name="P6">Gracias a este ataque, hemos podido hallar rápidamente dos de las tres contraseñas suministradas, correspondientes a Manuel Jimen Ventoyk y José María Quevedo Yuw, <text:span text:style-name="T82">ofreciéndonos</text:span> los resultados <text:span text:style-name="T55">que aparecen en Consola 1.</text:span></text:p>
      <text:p text:style-name="P24"><draw:frame draw:style-name="fr2" draw:name="Frame2" text:anchor-type="paragraph" svg:width="15.983cm" draw:z-index="3"><draw:text-box fo:min-height="1.958cm"><text:p text:style-name="P17"><draw:frame text:anchor-type="paragraph" draw:z-index="4" draw:name="Forma1" draw:style-name="gr5" draw:text-style-name="P67" svg:width="15.982cm" svg:height="1.604cm" svg:x="0cm" svg:y="0.152cm"><draw:text-box><text:p><text:span text:style-name="T83">qwerty <text:s text:c="10"/>(jmquevedo)</text:span></text:p><text:p><text:span text:style-name="T83">vituperio <text:s text:c="7"/>(mjimenven)</text:span></text:p><text:p><text:span text:style-name="T83">2g 0:00:00:05 DONE (2020-10-16 17:26) 0.3831g/s 2747Kp/s 2747Kc/s 3297KC/sie168..*7</text:span></text:p></draw:text-box></draw:frame>Consola <text:sequence text:ref-name="refConsola0" text:name="Consola" text:formula="ooow:Consola+1" style:num-format="1">1</text:sequence>: Output del programa John the Ripper con rockyou.tx<text:span text:style-name="T56">t</text:span></text:p></draw:text-box></draw:frame></text:p>
      <text:p text:style-name="P6"><text:span text:style-name="T50">S</text:span><text:span text:style-name="T51">in embargo, no </text:span><text:span text:style-name="T39">pudimos</text:span><text:span text:style-name="T51"> hacer frente a uno de los hashes con este ataque, así que o bien el diccionario no era completo o bien no es una contraseña típica al uso.</text:span></text:p>
      <text:h text:style-name="P54" text:outline-level="3"><text:bookmark-start text:name="__RefHeading___Toc423_4152820057"/>Ataque por Fuerza Bruta<text:bookmark-end text:name="__RefHeading___Toc423_4152820057"/></text:h>
      <text:p text:style-name="P6">Ya que uno de los hashes se resistió, procedimos a un ataque por <text:span text:style-name="T52">fuerza bruta, haciendo uso en este caso de la herramienta Hash Suite. Para ello se utilizaron distinto parámetros para agilizar la búsqueda:</text:span></text:p>
      <text:list xml:id="list42474765" text:style-name="L3">
        <text:list-item>
          <text:p text:style-name="P65">-<text:span text:style-name="T52">m, para indicar que se trata de un hash del tipo SHA1</text:span></text:p>
        </text:list-item>
        <text:list-item>
          <text:p text:style-name="P65">-<text:span text:style-name="T52">a, para indicar que se va a realizar un ataque por fuerza bruta</text:span></text:p>
        </text:list-item>
        <text:list-item>
          <text:p text:style-name="P65">?1?1?1?1?1?1?1?1, para indicar el tamaño máximo de palabra, en este caso se optó por ocho, ya que asumimos que son contraseñas que no cumplían los requisitos mínimos y si los cumpliera, sería lo más pequeño posible</text:p>
        </text:list-item>
        <text:list-item>
          <text:p text:style-name="P65">-<text:span text:style-name="T53">i, indica que estamos en modo incremento de máscara, donde se incrementa en 1 el número de caracteres definidos</text:span></text:p>
        </text:list-item>
        <text:list-item>
          <text:p text:style-name="P65">-1 rafelhidgosc?d, <text:span text:style-name="T53">indica que cada uno de los ?1 pueden ser dígitos</text:span></text:p>
        </text:list-item>
      </text:list>
      <text:p text:style-name="P6"><text:span text:style-name="T54">Con esto se ha conseguido </text:span><text:span text:style-name="T55">obtener la contraseña, aaeiao5, como se muestra en Consola 2.<text:line-break/></text:span></text:p>
      <text:p text:style-name="P8"><text:soft-page-break/><draw:frame draw:style-name="fr1" draw:name="Frame1" text:anchor-type="as-char" svg:width="16.457cm" draw:z-index="1"><draw:text-box fo:min-height="7.812cm"><text:p text:style-name="P17"><draw:frame text:anchor-type="paragraph" draw:z-index="2" draw:name="Shape1" draw:style-name="gr6" draw:text-style-name="P68" svg:width="16.456cm" svg:height="7.811cm" svg:x="0cm" svg:y="-0.362cm"><draw:text-box><text:p><text:span text:style-name="T84">35a9c2444ec63ee39f3b214edb9011f32e624a28: aaeiao5</text:span></text:p><text:p><text:span text:style-name="T84">Session..........: hashcat</text:span></text:p><text:p><text:span text:style-name="T84">Status...........: Cracked</text:span></text:p><text:p><text:span text:style-name="T84">Hash.Name........: SHA1</text:span></text:p><text:p><text:span text:style-name="T84">Hash.Target......: 35a9c2444ec63ee39f3b214edb9011f32e624a28</text:span></text:p><text:p><text:span text:style-name="T84">Time.Started.....: Fri Oct 16 18:46:37 2020 (20 secs)</text:span></text:p><text:p><text:span text:style-name="T84">Time.Estimated...: Fri Oct 16 18:46:57 2020 (0 secs)</text:span></text:p><text:p><text:span text:style-name="T84">Guess.Mask.......: ?1?1?1?1?1?1?1 [7]</text:span></text:p><text:p><text:span text:style-name="T84">Guess.Charset....: -1 rafelhidgosc?d, -2 Undefined, -3 Undefined, -4 Undefined</text:span></text:p><text:p><text:span text:style-name="T84">Guess.Queue......: 7/8 (87.50%)</text:span></text:p><text:p><text:span text:style-name="T84">Speed.#1.........: 125.5 MH/s (15.03ms) @ Accel:8 Loops:512 Thr:64 Vec:1</text:span></text:p><text:p><text:span text:style-name="T84">Recovered........: 1/1 (100.00%) Digests</text:span></text:p><text:p><text:span text:style-name="T84">Progress.........: 2461270016/2494357888 (98.67%)</text:span></text:p><text:p><text:span text:style-name="T84">Rejected.........: 0/2461270016 (0.00%)</text:span></text:p><text:p><text:span text:style-name="T84">Restore.Point....: 229376/234256 (97.92%)</text:span></text:p><text:p><text:span text:style-name="T84">Restore.Sub.#1...: Salt:0 Amplifier:4096-4608 Iteration:0-512</text:span></text:p><text:p><text:span text:style-name="T84">Candidates.#1....: 0slr5sf -&gt; hcs47o5</text:span></text:p><text:p><text:span text:style-name="T84">Hardware.Mon.#1..: Util:65536% Core: 200MHz Mem:1200MHz Bus:16</text:span></text:p></draw:text-box></draw:frame>Consola <text:sequence text:ref-name="refConsola1" text:name="Consola" text:formula="ooow:Consola+1" style:num-format="1">2</text:sequence>: Output del programa Hash<text:span text:style-name="T79">cat</text:span></text:p></draw:text-box></draw:frame></text:p>
      <text:h text:style-name="P43" text:outline-level="2"><text:bookmark-start text:name="__RefHeading___Toc425_4152820057"/>Valoración de las Contraseñas<text:bookmark-end text:name="__RefHeading___Toc425_4152820057"/></text:h>
      <text:p text:style-name="P6">Una vez obtenidas las contraseñas, podemos observar que todas incumplen la Política de Seguridad de Contraseñas, procederemos a analizarlas una a una.</text:p>
      <text:h text:style-name="P48" text:outline-level="3"><text:bookmark-start text:name="__RefHeading___Toc427_4152820057"/>Contraseña de jmquevedo, qwerty<text:bookmark-end text:name="__RefHeading___Toc427_4152820057"/></text:h>
      <text:p text:style-name="P6">Esta i<text:span text:style-name="T81">n</text:span>cumple tres de los cuatro requisitos, ya que las mayúsculas no se consideran uno, faltando los caracteres numéricos y simbólicos, además de no ser de 8 caracteres. Es un simple recorrido de teclado, son contraseñas vagas y sin ninguna seguridad, ya que todos los diccionarios incluyen estos recorridos en las distintas distribuciones de teclado. U<text:span text:style-name="T57">n recorrido de teclado es un tipo de tecleo que consiste en arrastrar el dedo sin levantar de un sitio del teclado a otro.</text:span></text:p>
      <text:h text:style-name="P49" text:outline-level="3"><text:bookmark-start text:name="__RefHeading___Toc429_4152820057"/>Contraseña de mjimenven, vituperio<text:bookmark-end text:name="__RefHeading___Toc429_4152820057"/></text:h>
      <text:p text:style-name="P9">A <text:span text:style-name="T58">pesar de parecer una contraseña más segura que la anterior, se trata simplemente de una palabra del diccionario español, por tanto su nivel de seguridad es muy bajo, incumple dos de los cuatro requisitos, fallando de nuevo en los caracteres numéricos y simbólicos.</text:span></text:p>
      <text:h text:style-name="P50" text:outline-level="3"><text:bookmark-start text:name="__RefHeading___Toc431_4152820057"/>Contraseña de rhgasca, aaeiao5<text:bookmark-end text:name="__RefHeading___Toc431_4152820057"/></text:h>
      <text:p text:style-name="P10">Aun habiendo hecho falta un ataque por fuerza, se trata de una contraseña con una seguridad muy baja, debido a su longitud, si hubiera sido mas larga podría haber dado más problemas, sin embargo, sigue sin cumplir la Política de Seguridad de Contraseña, no respetando la longitud mínima y faltando un carácter simbólico.</text:p>
      <text:p text:style-name="P10">Al tener algo de información sobre la composición de la contraseña, como que era una combinación de letras del nombre y apellidos del usuario y un número, hemos podido acotar la búsqueda del algoritmo y obtener la contraseña usando fuerza bruta. Sin embargo, hemos podido comprobar que estos datos son mentira, ya que la contraseña no ha resultado ser como el usuario decía.</text:p>
      <text:h text:style-name="P44" text:outline-level="2"><text:bookmark-start text:name="__RefHeading___Toc433_4152820057"/><text:soft-page-break/>Análisis de <text:span text:style-name="T59">Generadores y </text:span>Gestores de Contraseñas<text:bookmark-end text:name="__RefHeading___Toc433_4152820057"/></text:h>
      <text:p text:style-name="P6">Hoy en día, se pueden encontrar múltiples formas de solventar los problemas de las contraseñas débiles, este es el caso de uso de los generadores de contraseñas, se tra<text:span text:style-name="T81">t</text:span>a de una herramienta sencilla que genera mediante unas especificaciones una amalgama de caracteres para generar la contraseña, debido a su aleatoriedad generan buenas contraseñas, e implementarlas es sencillo, sin embargo debido a su aleatoriedad hace que una contraseña no sea fácilmente memorizable por tanto mucha gente acaba haciendo un uso inadecuado ya que lo apuntan la contraseña en un lugar, en un post-it en la pantalla, o incluso en un archivo de texto plano en el escritorio.</text:p>
      <text:p text:style-name="P11"><text:span text:style-name="T60">Por tanto, debemos introducir el término de gestores o baúles de contraseñas, que almacenan </text:span><text:span text:style-name="T40">las</text:span><text:span text:style-name="T60"> contraseñas anteriormente descritas y su nombres de usuario, además de la aplicación web a la que pertenece. </text:span><text:span text:style-name="T61">Esto resuelve los problemas de memorización que someten a los usuarios, pero genera un punto único de fallo donde el usuario debe ser consciente que esa única contraseña es la llave maestra a toda su información.</text:span></text:p>
      <text:p text:style-name="P12">Entre los generadores más buscados en la red tenemos,</text:p>
      <text:h text:style-name="P51" text:outline-level="3"><text:bookmark-start text:name="__RefHeading___Toc635_4152820057"/>ClaveSegura<text:bookmark-end text:name="__RefHeading___Toc635_4152820057"/></text:h>
      <text:p text:style-name="P2"><text:a xlink:type="simple" xlink:href="https://www.clavesegura.org/es/" text:style-name="Internet_20_link" text:visited-style-name="Visited_20_Internet_20_Link"><text:span text:style-name="T66">ClaveSegura</text:span></text:a><text:span text:style-name="T73">, </text:span><text:span text:style-name="T74">la más simple de las que se describen, se trata de una web que te permite escoger, de forma limitada, los caracteres disponibles y de un tamaño entre 4 y 20 caracteres.</text:span></text:p>
      <text:h text:style-name="P51" text:outline-level="3"><text:bookmark-start text:name="__RefHeading___Toc637_4152820057"/>Strong Password Generator<text:bookmark-end text:name="__RefHeading___Toc637_4152820057"/></text:h>
      <text:p text:style-name="P2"><text:a xlink:type="simple" xlink:href="https://strongpasswordgenerator.com/" text:style-name="Internet_20_link" text:visited-style-name="Visited_20_Internet_20_Link"><text:span text:style-name="T66">Strong Password Generator</text:span></text:a><text:span text:style-name="T73">, </text:span><text:span text:style-name="T74">un poco más completo, añadiendo un recordatorio de como generar una buena contraseña y ampliando el tamaño de la contraseña a 32 caracteres.</text:span></text:p>
      <text:h text:style-name="P51" text:outline-level="3"><text:bookmark-start text:name="__RefHeading___Toc639_4152820057"/>Password Generator<text:bookmark-end text:name="__RefHeading___Toc639_4152820057"/></text:h>
      <text:p text:style-name="P2"><text:a xlink:type="simple" xlink:href="https://passwordsgenerator.net/" text:style-name="Internet_20_link" text:visited-style-name="Visited_20_Internet_20_Link"><text:span text:style-name="T72">Password </text:span></text:a><text:a xlink:type="simple" xlink:href="https://passwordsgenerator.net/" text:style-name="Internet_20_link" text:visited-style-name="Visited_20_Internet_20_Link"><text:span text:style-name="T65">Generator</text:span></text:a><text:span text:style-name="T8"> </text:span><text:span text:style-name="T9">es una aplicación web </text:span><text:span text:style-name="T10">donde nos encontramos la más completa de todas las descritas, incluyendo opciones como no utilizar caracteres ambiguos o similares e incluso generando la contraseña en nuestro ordenador, </text:span><text:span text:style-name="T11">además de incrementar el número de caracteres hasta 2048.</text:span></text:p>
      <text:p text:style-name="P13"><text:span text:style-name="T30">y </text:span><text:span text:style-name="T31">a continuación, de los gestores más buscados en la web,</text:span></text:p>
      <text:h text:style-name="P55" text:outline-level="3"><text:bookmark-start text:name="__RefHeading___Toc641_4152820057"/>Exploradores de Internet<text:bookmark-end text:name="__RefHeading___Toc641_4152820057"/></text:h>
      <text:p text:style-name="P3"><text:a xlink:type="simple" xlink:href="https://passwords.google.com/" text:style-name="Internet_20_link" text:visited-style-name="Visited_20_Internet_20_Link"><text:span text:style-name="T71">Google</text:span></text:a><text:span text:style-name="T67"> </text:span><text:span text:style-name="T68">siendo uno de los gigantes tecnológicos, se metió de lleno en el gestión de contraseñas, </text:span><text:span text:style-name="T70">integrándolas</text:span><text:span text:style-name="T68"> en todos sus dispositivos, Android, ChromeOS. Pero aún siendo uno de los más usados, ya que viene por defecto en muchos dispositivos, su capacidad de personalización es muy baja.</text:span></text:p>
      <text:p text:style-name="P14"><text:span text:style-name="T63">A</text:span><text:span text:style-name="T62">pple también cuenta con su gestor, al igual que Google se integra en todos sus dispositivos por defecto e incluye más personalización pudiendo de</text:span><text:span text:style-name="T64">fi</text:span><text:span text:style-name="T62">nir más </text:span><text:span text:style-name="T64">parámetros</text:span><text:span text:style-name="T62"> como caracteres a usar, fácil de leer y longitud entre otras.</text:span></text:p>
      <text:p text:style-name="P3"><text:a xlink:type="simple" xlink:href="https://support.mozilla.org/es/kb/administrador-de-contrasenas-recordar-borrar-cambiar-importar-contraseñas-firefox" text:style-name="Internet_20_link" text:visited-style-name="Visited_20_Internet_20_Link"><text:span text:style-name="T69">Firefox</text:span></text:a><text:span text:style-name="T1"> </text:span><text:span text:style-name="T23">como otro de los exploradores, también tiene integrado en su sistema de cuentas un gestor de contraseñas, sin embargo, </text:span><text:span text:style-name="T27">también</text:span><text:span text:style-name="T23"> carece de la falta de personalización en la creación de contraseñas.</text:span></text:p>
      <text:p text:style-name="P15"><text:span text:style-name="T75">Pronto se unirá Edge con su generador y gestor propio, que ya se está </text:span><text:span text:style-name="T41">gestando</text:span><text:span text:style-name="T75"> en las versiones de desarrollo.</text:span></text:p>
      <text:h text:style-name="P52" text:outline-level="3"><text:bookmark-start text:name="__RefHeading___Toc643_4152820057"/><text:soft-page-break/>LastPass<text:bookmark-end text:name="__RefHeading___Toc643_4152820057"/></text:h>
      <text:p text:style-name="P4"><text:a xlink:type="simple" xlink:href="https://www.lastpass.com/es/" text:style-name="Internet_20_link" text:visited-style-name="Visited_20_Internet_20_Link"><text:span text:style-name="T12">LastPass</text:span></text:a><text:span text:style-name="T24"> </text:span><text:span text:style-name="T25">ofrece los </text:span><text:span text:style-name="T43">muchos más</text:span><text:span text:style-name="T25"> servicios que los exploradores anteriores, </text:span><text:span text:style-name="T43">incluso para </text:span><text:span text:style-name="T25"><text:s/>un uso personal y gratuito, sin embargo </text:span><text:span text:style-name="T27">también</text:span><text:span text:style-name="T25"> hay soluciones para empresas que agilizan los procesos de inicio de sesión y creación de contraseñas para los empleados aumentando la productividad y unificando las responsabilidades de la seguridad de la empresa.</text:span></text:p>
      <text:p text:style-name="P16">Además, por el momento aún no ha habido brechas de seguridad públicas, haciendo que sea una de las mejores opciones a considerar.</text:p>
      <text:h text:style-name="P53" text:outline-level="3"><text:bookmark-start text:name="__RefHeading___Toc645_4152820057"/>Dashlane<text:bookmark-end text:name="__RefHeading___Toc645_4152820057"/></text:h>
      <text:p text:style-name="P5"><text:a xlink:type="simple" xlink:href="https://www.dashlane.com/" text:style-name="Internet_20_link" text:visited-style-name="Visited_20_Internet_20_Link"><text:span text:style-name="T13">Dashlane</text:span></text:a><text:span text:style-name="T26"> incluye más servicios, sin embargo a mayor precio, depende de la empresa habría que hacer un análisis de costes para saber si los servicios que incluyen consiguen igualar o mejorar los resultados de otros gestores. </text:span><text:span text:style-name="T27">Pudiéndose</text:span><text:span text:style-name="T26"> medir en la </text:span><text:span text:style-name="T27">capacidad de</text:span><text:span text:style-name="T26"> respuesta, opinión de los usuarios y aumento de la productividad.</text:span></text:p>
      <text:h text:style-name="P36" text:outline-level="1"><text:bookmark-start text:name="__RefHeading___Toc249_745388842"/><text:span text:style-name="T29">Informe</text:span> Final<text:bookmark-end text:name="__RefHeading___Toc249_745388842"/></text:h>
      <text:p text:style-name="P6">Integer vitae lacus consequat, semper lorem at, feugiat purus. In fermentum eget mauris iaculis malesuada. Maecenas egestas enim nec nisl ullamcorper aliquam. Pellentesque tempus dictum ipsum, eget bibendum purus pretium id. Sed mattis magna dapibus erat bibendum facilisis. Ut pulvinar lectus volutpat posuere aliquet. Aliquam a ligula placerat, fermentum mauris non, iaculis dolor. Vestibulum a dolor sapien. Ut vitae dolor et tortor fermentum imperdiet. Aliquam sodales molestie viverra. Suspendisse aliquet nulla a nunc ornare dignissim. </text:p>
      <text:h text:style-name="P38" text:outline-level="1"><text:bookmark-start text:name="__RefHeading___Toc435_4152820057"/>Anexo I: Especificaciones técnicas de los recursos <text:bookmark-end text:name="__RefHeading___Toc435_4152820057"/></text:h>
      <text:p text:style-name="P25"/>
      <text:h text:style-name="P39" text:outline-level="1"><text:bookmark-start text:name="__RefHeading___Toc771_4152820057"/>Anexo II: Uso de las Aplicaciones Web para la consulta de hashes<text:bookmark-end text:name="__RefHeading___Toc771_4152820057"/></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NexaLight" svg:font-family="NexaLight" style:font-family-generic="swiss"/>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Nexa Bold1" svg:font-family="'Nexa Bold'" style:font-pitch="variable"/>
    <style:font-face style:name="Nexa Bold" svg:font-family="'Nexa Bold'" style:font-adornments="Normal" style:font-pitch="variable"/>
    <style:font-face style:name="Nexa Light" svg:font-family="'Nexa Light'" style:font-pitch="variable"/>
    <style:font-face style:name="Nexa Light1" svg:font-family="'Nexa Light'" style:font-adornments="Normal" style:font-pitch="variable"/>
    <style:font-face style:name="Calibri1" svg:font-family="Calibri" style:font-family-generic="modern" style:font-pitch="variable"/>
    <style:font-face style:name="Liberation Mono1" svg:font-family="'Liberation Mono'" style:font-family-generic="moder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Arabic" svg:font-family="'Droid Sans Arabic'" style:font-family-generic="system" style:font-pitch="variable"/>
    <style:font-face style:name="Nimbus Sans" svg:font-family="'Nimbus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fo:background-color="transparent"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fo:color="#7bafd4" loext:opacity="100%" style:font-name="Nexa Bold" fo:font-family="'Nexa Bold'" style:font-style-name="Normal" style:font-pitch="variable" fo:font-size="14pt" fo:font-weight="bold" style:font-name-asian="Nimbus Sans" style:font-family-asian="'Nimbus Sans'" style:font-family-generic-asian="system" style:font-pitch-asian="variable" style:font-size-asian="14pt" style:font-name-complex="Droid Sans Arabic" style:font-family-complex="'Droid Sans Arab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Nexa Light" fo:font-family="'Nexa Light'" style:font-pitch="variable" fo:font-size="11pt" officeooo:rsid="0026e727" style:font-size-asian="11pt" style:font-size-complex="11pt"/>
    </style:style>
    <style:style style:name="Heading_20_1" style:display-name="Heading 1" style:family="paragraph" style:parent-style-name="Normal" style:next-style-name="Normal" style:default-outline-level="1" style:class="text" style:master-page-name="">
      <style:paragraph-properties fo:margin-left="0cm" fo:margin-right="0cm" fo:margin-top="0.42cm" fo:margin-bottom="0.199cm" style:contextual-spacing="false" fo:keep-together="always" fo:hyphenation-ladder-count="no-limit" fo:text-indent="0cm" style:auto-text-indent="true" style:page-number="auto" fo:keep-with-next="always"/>
      <style:text-properties fo:color="#2e74b5" loext:opacity="100%" style:font-name="Nexa Light1" fo:font-family="'Nexa Light'" style:font-style-name="Normal" style:font-pitch="variable" fo:font-size="16pt" style:font-size-asian="16pt"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left="0.499cm" fo:margin-right="0cm" fo:margin-top="0.071cm" fo:margin-bottom="0.101cm" style:contextual-spacing="false" fo:line-height="100%" fo:keep-together="always" fo:hyphenation-ladder-count="no-limit" fo:text-indent="0cm" style:auto-text-indent="false" fo:keep-with-next="always"/>
      <style:text-properties fo:color="#2e74b5" loext:opacity="100%" style:font-name="Nexa Light1" fo:font-family="'Nexa Light'" style:font-style-name="Normal" style:font-pitch="variable" fo:font-size="14pt" style:font-name-asian="SimSun" style:font-family-asian="SimSun" style:font-family-generic-asian="system" style:font-pitch-asian="variable" style:font-size-asian="16pt" style:font-size-complex="16pt" fo:hyphenate="false" loext:hyphenation-no-caps="false"/>
    </style:style>
    <style:style style:name="Normal" style:family="paragraph">
      <style:paragraph-properties fo:margin-top="0cm" fo:margin-bottom="0.282cm" style:contextual-spacing="false" fo:line-height="107%" fo:text-align="justify" style:justify-single-word="false" fo:hyphenation-ladder-count="no-limit"/>
      <style:text-properties style:font-name="Nexa Light" fo:font-family="'Nexa Light'" style:font-pitch="variable" fo:font-size="11pt" style:font-name-asian="Times New Roman" style:font-family-asian="'Times New Roman'" style:font-family-generic-asian="roman" style:font-pitch-asian="variable" style:font-size-asian="11pt" style:font-size-complex="11pt" fo:hyphenate="false" loext:hyphenation-no-caps="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Encabezado" style:family="paragraph" style:parent-style-name="Normal">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de_20_globo" style:display-name="Texto de globo" style:family="paragraph" style:parent-style-name="Normal">
      <style:paragraph-properties fo:margin-top="0cm" fo:margin-bottom="0cm" style: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color="#7bafd4" loext:opacity="100%" fo:font-size="16pt" fo:font-weight="normal" officeooo:rsid="00068b13" style:font-size-asian="16pt" style:font-weight-asian="normal" style:font-size-complex="16pt" style:font-weight-complex="normal"/>
    </style:style>
    <style:style style:name="Titulo_20_1_20_ETSII" style:display-name="Titulo 1 ETSII" style:family="paragraph" style:parent-style-name="Heading_20_1" style:default-outline-level="" style:list-style-name="">
      <style:paragraph-properties fo:margin-left="0cm" fo:margin-right="0cm" fo:margin-top="0.52cm" fo:margin-bottom="0.101cm" style:contextual-spacing="true" fo:line-height="150%" fo:text-align="justify" style:justify-single-word="false" fo:text-indent="0cm" style:auto-text-indent="false"/>
      <style:text-properties style:font-name="Nexa Light" fo:font-family="'Nexa Light'" style:font-pitch="variabl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hyphenation-ladder-count="no-limit" fo:text-indent="0cm" style:auto-text-indent="false" style:page-number="auto">
        <style:tab-stops>
          <style:tab-stop style:position="17.59cm" style:type="right" style:leader-style="dotted" style:leader-text="."/>
        </style:tab-stops>
      </style:paragraph-properties>
      <style:text-properties fo:color="#7bafd4" loext:opacity="100%" style:font-name="Nexa Light1" fo:font-family="'Nexa Light'" style:font-style-name="Normal" style:font-pitch="variable" fo:hyphenate="tru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left="1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ódigo" style:family="paragraph" style:parent-style-name="Caption"/>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color="#7bafd4" loext:opacity="100%" style:font-name="Nexa Bold" fo:font-family="'Nexa Bold'" style:font-style-name="Normal" style:font-pitch="variabl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color="#7bafd4" loext:opacity="100%" style:font-name="Nexa Light1" fo:font-family="'Nexa Light'" style:font-style-name="Normal" style:font-pitch="variable"/>
    </style:style>
    <style:style style:name="Frame_20_contents" style:display-name="Frame contents" style:family="paragraph" style:parent-style-name="Standard" style:class="extra"/>
    <style:style style:name="Consola"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Título_20_1_20_Car" style:display-name="Título 1 Car" style:family="tex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Hipervínculo" style:family="text">
      <style:text-properties fo:color="#0563c1" loext:opacity="100%" style:text-underline-style="solid" style:text-underline-width="auto" style:text-underline-color="font-color" style:text-underline-mode="continuous" style:text-overline-mode="continuous" style:text-line-through-mode="continuous"/>
    </style:style>
    <style:style style:name="Título_20_2_20_Car" style:display-name="Título 2 Car" style:family="text">
      <style:text-properties fo:color="#2e74b5" loext:opacity="100%" style:font-name="Calibri Light" fo:font-family="'Calibri Light'" style:font-family-generic="swiss" style:font-pitch="variable" fo:font-size="16pt" style:font-name-asian="SimSun" style:font-family-asian="SimSun" style:font-family-generic-asian="system" style:font-pitch-asian="variable" style:font-size-asian="16pt" style:language-asian="es" style:country-asian="ES" style:font-name-complex="Times New Roman" style:font-family-complex="'Times New Roman'" style:font-family-generic-complex="roman" style:font-pitch-complex="variable" style:font-size-complex="16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fo:font-weight="bold" style:font-weight-asian="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language="es" fo:country="ES"/>
    </style:style>
    <style:style style:name="MP2" style:family="paragraph">
      <loext:graphic-properties draw:fill="solid" draw:fill-color="#729fcf" draw:opacity="50%"/>
      <style:text-properties style:font-name="Liberation Sans" fo:font-size="1pt"/>
    </style:style>
    <style:style style:name="MP3" style:family="paragraph" style:parent-style-name="Footer">
      <style:paragraph-properties fo:text-align="end" style:justify-single-word="false"/>
    </style:style>
    <style:style style:name="Mfr1" style:family="graphic" style:parent-style-name="Graphics">
      <style:graphic-properties style:vertical-pos="middle"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729fcf"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729fcf" draw:opacity="50%" draw:auto-grow-height="false" draw:auto-grow-width="false" fo:min-height="2.547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729fcf"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729fcf"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 style:print-orientation="portrait" fo:margin-top="2cm" fo:margin-bottom="2cm" fo:margin-left="2.501cm" fo:margin-right="2.501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ff" style:footnote-max-height="0cm">
        <style:columns fo:column-count="1" fo:column-gap="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style:header-style>
      <style:footer-style>
        <style:header-footer-properties fo:min-height="0.6cm" fo:margin-left="0cm" fo:margin-right="0cm" fo:margin-top="0.499cm" fo:background-color="transparent" style:dynamic-spacing="false" draw:fill="non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top="0.499cm"/>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top="0.499cm"/>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top="0.499cm"/>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fill="solid" draw:fill-color="#ffffff" draw:background-size="full"/>
    </style:style>
  </office:automatic-styles>
  <office:master-styles>
    <style:master-page style:name="Standard" style:page-layout-name="Mpm1">
      <style:header>
        <text:p text:style-name="MP1"><draw:custom-shape text:anchor-type="char" draw:z-index="5" draw:name="PowerPlusWaterMarkObject" draw:style-name="Mgr1" draw:text-style-name="MP2" svg:width="17.589cm" svg:height="2.634cm" draw:transform="skewX (-8.03683042726491E-017) rotate (0.785398163397448)"><text:p>CONFIDENCI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Portada" style:page-layout-name="Mpm2" draw:style-name="Mdp1" style:next-style-name="Index"/>
    <style:master-page style:name="MP0" style:page-layout-name="Mpm3">
      <style:header>
        <text:p text:style-name="MP1"><draw:frame draw:style-name="Mfr1" draw:name="Image5" text:anchor-type="as-char" svg:width="6.144cm" style:rel-width="scale" svg:height="0.813cm" style:rel-height="scale" draw:z-index="0"><draw:image xlink:href="Pictures/10000201000022120000048A43E222D67EABB298.png" xlink:type="simple" xlink:show="embed" xlink:actuate="onLoad" draw:mime-type="image/png"/><svg:desc>logo-ETSII-Color</svg:desc></draw:frame><draw:frame draw:style-name="Mfr2" draw:name="Image6" text:anchor-type="char" svg:width="1.658cm" style:rel-width="scale" svg:height="1.446cm" style:rel-height="scale" draw:z-index="0"><draw:image xlink:href="Pictures/10000201000009C9000008A874B2B9CDF321CFB7.png" xlink:type="simple" xlink:show="embed" xlink:actuate="onLoad" draw:mime-type="image/png"/><svg:desc>C:\Users\gomezroz\AppData\Local\Microsoft\Windows\INetCache\Content.Word\logoUS.PNG</svg:desc></draw:frame><draw:custom-shape text:anchor-type="char" draw:z-index="6" draw:name="PowerPlusWaterMarkObject" draw:style-name="Mgr2" draw:text-style-name="MP2" svg:width="16.999cm" svg:height="2.546cm" draw:transform="rotate (0.785398163397448)"><text:p>CONFIDENCI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header-first>
        <text:p text:style-name="MP1"><draw:frame draw:style-name="Mfr1" draw:name="Image9" text:anchor-type="as-char" svg:width="6.144cm" style:rel-width="scale" svg:height="0.813cm" style:rel-height="scale" draw:z-index="0"><draw:image xlink:href="Pictures/10000201000022120000048A43E222D67EABB298.png" xlink:type="simple" xlink:show="embed" xlink:actuate="onLoad" draw:mime-type="image/png"/><svg:desc>logo-ETSII-Color</svg:desc></draw:frame><draw:frame draw:style-name="Mfr2" draw:name="Image10" text:anchor-type="char" svg:width="1.658cm" style:rel-width="scale" svg:height="1.446cm" style:rel-height="scale" draw:z-index="0"><draw:image xlink:href="Pictures/10000201000009C9000008A874B2B9CDF321CFB7.png" xlink:type="simple" xlink:show="embed" xlink:actuate="onLoad" draw:mime-type="image/png"/><svg:desc>C:\Users\gomezroz\AppData\Local\Microsoft\Windows\INetCache\Content.Word\logoUS.PNG</svg:desc></draw:frame><draw:custom-shape text:anchor-type="char" draw:z-index="7" draw:name="PowerPlusWaterMarkObject" draw:style-name="Mgr2" draw:text-style-name="MP2" svg:width="16.999cm" svg:height="2.546cm" draw:transform="rotate (0.785398163397448)"><text:p>CONFIDENCI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footer>
        <text:p text:style-name="MP3"><text:page-number text:select-page="current">10</text:page-number></text:p>
      </style:footer>
      <style:footer-first>
        <text:p text:style-name="MP3"><text:page-number text:select-page="current">10</text:page-number></text:p>
      </style:footer-first>
    </style:master-page>
    <style:master-page style:name="First_20_Page" style:display-name="First Page" style:page-layout-name="Mpm4" style:next-style-name="Left_20_Page">
      <style:header>
        <text:p text:style-name="MP1"><draw:custom-shape text:anchor-type="char" draw:z-index="8" draw:name="PowerPlusWaterMarkObject" draw:style-name="Mgr1" draw:text-style-name="MP2" svg:width="17.589cm" svg:height="2.634cm" draw:transform="skewX (-8.03683042726491E-017) rotate (0.785398163397448) translate (1.35113888888889cm 17.2862638888889cm)"><text:p>CONFIDENCIAL</text:p><draw:enhanced-geometry svg:viewBox="0 0 21600 21600" draw:text-areas="0 0 21600 21600" draw:text-path="true" draw:extrusion="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3" draw:name="Imagen2" text:anchor-type="as-char" svg:y="-0.73cm" svg:width="6.144cm" style:rel-width="scale" svg:height="0.813cm" style:rel-height="scale" draw:z-index="22"><draw:image xlink:href="Pictures/10000201000022120000048A43E222D67EABB298.png" xlink:type="simple" xlink:show="embed" xlink:actuate="onLoad" draw:mime-type="image/png"/><svg:desc>logo-ETSII-Color</svg:desc></draw:frame><draw:frame draw:style-name="Mfr2" draw:name="Imagen3" text:anchor-type="char" svg:width="1.658cm" style:rel-width="scale" svg:height="1.446cm" style:rel-height="scale" draw:z-index="23"><draw:image xlink:href="Pictures/10000201000009C9000008A874B2B9CDF321CFB7.png" xlink:type="simple" xlink:show="embed" xlink:actuate="onLoad" draw:mime-type="image/png"/><svg:desc>C:\Users\gomezroz\AppData\Local\Microsoft\Windows\INetCache\Content.Word\logoUS.PNG</svg:desc></draw:frame></text:p>
      </style:header>
      <style:footer>
        <text:p text:style-name="MP3"><text:page-number text:select-page="current" text:page-adjust="-2">1</text:page-number></text:p>
      </style:footer>
    </style:master-page>
    <style:master-page style:name="Left_20_Page" style:display-name="Left Page" style:page-layout-name="Mpm5" style:next-style-name="Right_20_Page">
      <style:header>
        <text:p text:style-name="MP1"><draw:custom-shape text:anchor-type="char" draw:z-index="12" draw:name="PowerPlusWaterMarkObject" draw:style-name="Mgr1" draw:text-style-name="MP2" svg:width="17.589cm" svg:height="2.634cm" draw:transform="skewX (-8.03683042726491E-017) rotate (0.785398163397448) translate (1.35113888888889cm 17.2862638888889cm)"><text:p>CONFIDENCIAL</text:p><draw:enhanced-geometry svg:viewBox="0 0 21600 21600" draw:text-areas="0 0 21600 21600" draw:text-path="true" draw:extrusion="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3" draw:name="Image1" text:anchor-type="as-char" svg:y="-0.73cm" svg:width="6.144cm" style:rel-width="scale" svg:height="0.813cm" style:rel-height="scale" draw:z-index="24"><draw:image xlink:href="Pictures/10000201000022120000048A43E222D67EABB298.png" xlink:type="simple" xlink:show="embed" xlink:actuate="onLoad" draw:mime-type="image/png"/><svg:desc>logo-ETSII-Color</svg:desc></draw:frame><draw:frame draw:style-name="Mfr2" draw:name="Image11" text:anchor-type="char" svg:width="1.658cm" style:rel-width="scale" svg:height="1.446cm" style:rel-height="scale" draw:z-index="31"><draw:image xlink:href="Pictures/10000201000009C9000008A874B2B9CDF321CFB7.png" xlink:type="simple" xlink:show="embed" xlink:actuate="onLoad" draw:mime-type="image/png"/><svg:desc>C:\Users\gomezroz\AppData\Local\Microsoft\Windows\INetCache\Content.Word\logoUS.PNG</svg:desc></draw:frame></text:p>
      </style:header>
      <style:footer>
        <text:p text:style-name="MP3"><text:page-number text:select-page="current" text:page-adjust="-2">8</text:page-number></text:p>
      </style:footer>
    </style:master-page>
    <style:master-page style:name="Right_20_Page" style:display-name="Right Page" style:page-layout-name="Mpm6" style:next-style-name="Left_20_Page">
      <style:header>
        <text:p text:style-name="MP1"><draw:custom-shape text:anchor-type="char" draw:z-index="15" draw:name="PowerPlusWaterMarkObject" draw:style-name="Mgr1" draw:text-style-name="MP2" svg:width="17.589cm" svg:height="2.634cm" draw:transform="skewX (-8.03683042726491E-017) rotate (0.785398163397448) translate (1.35113888888889cm 17.2862638888889cm)"><text:p>CONFIDENCIAL</text:p><draw:enhanced-geometry svg:viewBox="0 0 21600 21600" draw:text-areas="0 0 21600 21600" draw:text-path="true" draw:extrusion="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3" draw:name="Image2" text:anchor-type="as-char" svg:y="-0.73cm" svg:width="6.144cm" style:rel-width="scale" svg:height="0.813cm" style:rel-height="scale" draw:z-index="28"><draw:image xlink:href="Pictures/10000201000022120000048A43E222D67EABB298.png" xlink:type="simple" xlink:show="embed" xlink:actuate="onLoad" draw:mime-type="image/png"/><svg:desc>logo-ETSII-Color</svg:desc></draw:frame><draw:frame draw:style-name="Mfr2" draw:name="Image12" text:anchor-type="char" svg:width="1.658cm" style:rel-width="scale" svg:height="1.446cm" style:rel-height="scale" draw:z-index="35"><draw:image xlink:href="Pictures/10000201000009C9000008A874B2B9CDF321CFB7.png" xlink:type="simple" xlink:show="embed" xlink:actuate="onLoad" draw:mime-type="image/png"/><svg:desc>C:\Users\gomezroz\AppData\Local\Microsoft\Windows\INetCache\Content.Word\logoUS.PNG</svg:desc></draw:frame></text:p>
      </style:header>
      <style:footer>
        <text:p text:style-name="MP3"><text:page-number text:select-page="current" text:page-adjust="-2">7</text:page-number></text:p>
      </style:footer>
    </style:master-page>
    <style:master-page style:name="Envelope" style:page-layout-name="Mpm7">
      <style:header>
        <text:p text:style-name="MP1"><draw:custom-shape text:anchor-type="char" draw:z-index="16" draw:name="PowerPlusWaterMarkObject" draw:style-name="Mgr3" draw:text-style-name="MP2" svg:width="11.399cm" svg:height="1.706cm" draw:transform="skewX (9.56925578698648E-017) rotate (0.785398163397448)"><text:p>CONFIDENCI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8" style:next-style-name="First_20_Page">
      <style:header>
        <text:p text:style-name="Header"><draw:custom-shape text:anchor-type="char" draw:z-index="38" draw:name="PowerPlusWaterMarkObject" draw:style-name="Mgr2" draw:text-style-name="MP2" svg:width="16.999cm" svg:height="2.546cm" draw:transform="rotate (0.785398163397448) translate (1.58926388888889cm 17.709625cm)"><text:p>CONFIDENCI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9">
      <style:header>
        <text:p text:style-name="MP1"><draw:custom-shape text:anchor-type="char" draw:z-index="17" draw:name="PowerPlusWaterMarkObject" draw:style-name="Mgr4" draw:text-style-name="MP2" svg:width="18.589cm" svg:height="2.784cm" draw:transform="skewX (-7.19508846167533E-017) rotate (0.785398163397448)"><text:p>CONFIDENCI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10">
      <style:header>
        <text:p text:style-name="MP1"><draw:custom-shape text:anchor-type="char" draw:z-index="18" draw:name="PowerPlusWaterMarkObject" draw:style-name="Mgr1" draw:text-style-name="MP2" svg:width="17.589cm" svg:height="2.634cm" draw:transform="skewX (-8.03683042726491E-017) rotate (0.785398163397448)"><text:p>CONFIDENCI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10">
      <style:header>
        <text:p text:style-name="MP1"><draw:custom-shape text:anchor-type="char" draw:z-index="19" draw:name="PowerPlusWaterMarkObject" draw:style-name="Mgr1" draw:text-style-name="MP2" svg:width="17.589cm" svg:height="2.634cm" draw:transform="skewX (-8.03683042726491E-017) rotate (0.785398163397448)"><text:p>CONFIDENCI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1">
      <style:header>
        <text:p text:style-name="MP1"><draw:custom-shape text:anchor-type="char" draw:z-index="20" draw:name="PowerPlusWaterMarkObject" draw:style-name="Mgr1" draw:text-style-name="MP2" svg:width="17.589cm" svg:height="2.634cm" draw:transform="skewX (-8.03683042726491E-017) rotate (0.785398163397448)"><text:p>CONFIDENCI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ice_20_MP0" style:display-name="Indice MP0" style:page-layout-name="Mpm12" style:next-style-name="MP0">
      <style:header>
        <text:p text:style-name="MP1"><draw:frame draw:style-name="Mfr1" draw:name="Image7" text:anchor-type="as-char" svg:width="6.144cm" style:rel-width="scale" svg:height="0.813cm" style:rel-height="scale" draw:z-index="0"><draw:image xlink:href="Pictures/10000201000022120000048A43E222D67EABB298.png" xlink:type="simple" xlink:show="embed" xlink:actuate="onLoad" draw:mime-type="image/png"/><svg:desc>logo-ETSII-Color</svg:desc></draw:frame><draw:frame draw:style-name="Mfr2" draw:name="Image8" text:anchor-type="char" svg:width="1.658cm" style:rel-width="scale" svg:height="1.446cm" style:rel-height="scale" draw:z-index="0"><draw:image xlink:href="Pictures/10000201000009C9000008A874B2B9CDF321CFB7.png" xlink:type="simple" xlink:show="embed" xlink:actuate="onLoad" draw:mime-type="image/png"/><svg:desc>C:\Users\gomezroz\AppData\Local\Microsoft\Windows\INetCache\Content.Word\logoUS.PNG</svg:desc></draw:frame><draw:custom-shape text:anchor-type="char" draw:z-index="21" draw:name="PowerPlusWaterMarkObject" draw:style-name="Mgr2" draw:text-style-name="MP2" svg:width="16.999cm" svg:height="2.546cm" draw:transform="rotate (0.785398163397448)"><text:p>CONFIDENCI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1.2$Linux_X86_64 LibreOffice_project/00$Build-2</meta:generator>
    <meta:initial-creator>gomezroz</meta:initial-creator>
    <meta:creation-date>2015-05-08T10:02:00Z</meta:creation-date>
    <dc:date>2020-10-19T11:45:07.075189267</dc:date>
    <meta:print-date>2014-12-13T12:06:00Z</meta:print-date>
    <meta:editing-cycles>43</meta:editing-cycles>
    <meta:editing-duration>PT6H35M6S</meta:editing-duration>
    <meta:document-statistic meta:table-count="1" meta:image-count="13" meta:object-count="0" meta:page-count="10" meta:paragraph-count="149" meta:word-count="2122" meta:character-count="13047" meta:non-whitespace-character-count="11085"/>
    <meta:template xlink:type="simple" xlink:actuate="onRequest" xlink:title="" xlink:href="../../../../../../Documentos/Estudios/SSII/Consultoria/ModeloA4.odt/Normal.dotm"/>
  </office:meta>
</office:document-meta>
</file>